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Serial Number">
            <text:p>Serial Number</text:p>
          </table:table-cell>
          <table:table-cell office:value-type="string" office:string-value="First Name">
            <text:p>First Name</text:p>
          </table:table-cell>
          <table:table-cell office:value-type="string" office:string-value="Last Name">
            <text:p>Last Name</text:p>
          </table:table-cell>
          <table:table-cell office:value-type="string" office:string-value="Address">
            <text:p>Address</text:p>
          </table:table-cell>
          <table:table-cell office:value-type="string" office:string-value="Date of birth">
            <text:p>Date of birth</text:p>
          </table:table-cell>
          <table:table-cell office:value-type="string" office:string-value="SSN">
            <text:p>SSN</text:p>
          </table:table-cell>
          <table:table-cell office:value-type="string" office:string-value="Secondary School Education">
            <text:p>Secondary School Education</text:p>
          </table:table-cell>
          <table:table-cell office:value-type="string" office:string-value="Phone Number">
            <text:p>Phone Number</text:p>
          </table:table-cell>
          <table:table-cell office:value-type="string" office:string-value="Email Address">
            <text:p>Email Address</text:p>
          </table:table-cell>
          <table:table-cell office:value-type="string" office:string-value="Monthly Salary in USD">
            <text:p>Monthly Salary in USD</text:p>
          </table:table-cell>
        </table:table-row>
        <table:table-row>
          <table:table-cell office:value-type="float" office:value="917764462">
            <text:p>917,764,462</text:p>
          </table:table-cell>
          <table:table-cell office:value-type="string" office:string-value="Eleonore">
            <text:p>Eleonore</text:p>
          </table:table-cell>
          <table:table-cell office:value-type="string" office:string-value="Bartell">
            <text:p>Bartell</text:p>
          </table:table-cell>
          <table:table-cell office:value-type="string" office:string-value="Suite 693 3350 Darrel Passage, Sterlingfurt, ND 49133-3931">
            <text:p>Suite 693 3350 Darrel Passage, Sterlingfurt, ND 49133-3931</text:p>
          </table:table-cell>
          <table:table-cell office:value-type="date" office:date-value="1974-08-09T02:14:13.154-07:00">
            <text:p>Aug 9, 1974</text:p>
          </table:table-cell>
          <table:table-cell office:value-type="string" office:string-value="683-36-4759">
            <text:p>683-36-4759</text:p>
          </table:table-cell>
          <table:table-cell office:value-type="string" office:string-value="Iceborough Secondary College">
            <text:p>Iceborough Secondary College</text:p>
          </table:table-cell>
          <table:table-cell office:value-type="string" office:string-value="(696) 150-1900 x759">
            <text:p>(696) 150-1900 x759</text:p>
          </table:table-cell>
          <table:table-cell office:value-type="string" office:string-value="ibrahim.medhurst@hotmail.com">
            <text:p>ibrahim.medhurst@hotmail.com</text:p>
          </table:table-cell>
          <table:table-cell office:value-type="float" office:value="9673">
            <text:p>9,673</text:p>
          </table:table-cell>
        </table:table-row>
        <table:table-row>
          <table:table-cell office:value-type="float" office:value="184565972">
            <text:p>184,565,972</text:p>
          </table:table-cell>
          <table:table-cell office:value-type="string" office:string-value="Sofia">
            <text:p>Sofia</text:p>
          </table:table-cell>
          <table:table-cell office:value-type="string" office:string-value="Considine">
            <text:p>Considine</text:p>
          </table:table-cell>
          <table:table-cell office:value-type="string" office:string-value="Apt. 250 5721 Andre Summit, North Stephanie, TN 59441">
            <text:p>Apt. 250 5721 Andre Summit, North Stephanie, TN 59441</text:p>
          </table:table-cell>
          <table:table-cell office:value-type="date" office:date-value="1957-03-25T17:00:50.004-08:00">
            <text:p>Mar 25, 1957</text:p>
          </table:table-cell>
          <table:table-cell office:value-type="string" office:string-value="546-79-7934">
            <text:p>546-79-7934</text:p>
          </table:table-cell>
          <table:table-cell office:value-type="string" office:string-value="Mallowpond High">
            <text:p>Mallowpond High</text:p>
          </table:table-cell>
          <table:table-cell office:value-type="string" office:string-value="047-930-8673">
            <text:p>047-930-8673</text:p>
          </table:table-cell>
          <table:table-cell office:value-type="string" office:string-value="raphael.jerde@yahoo.com">
            <text:p>raphael.jerde@yahoo.com</text:p>
          </table:table-cell>
          <table:table-cell office:value-type="float" office:value="14691">
            <text:p>14,691</text:p>
          </table:table-cell>
        </table:table-row>
        <table:table-row>
          <table:table-cell office:value-type="float" office:value="429251676">
            <text:p>429,251,676</text:p>
          </table:table-cell>
          <table:table-cell office:value-type="string" office:string-value="Clint">
            <text:p>Clint</text:p>
          </table:table-cell>
          <table:table-cell office:value-type="string" office:string-value="Howe">
            <text:p>Howe</text:p>
          </table:table-cell>
          <table:table-cell office:value-type="string" office:string-value="Suite 882 4666 Dock Meadows, Quitzonburgh, TX 56490-5432">
            <text:p>Suite 882 4666 Dock Meadows, Quitzonburgh, TX 56490-5432</text:p>
          </table:table-cell>
          <table:table-cell office:value-type="date" office:date-value="1957-06-28T12:51:14.062-07:00">
            <text:p>Jun 28, 1957</text:p>
          </table:table-cell>
          <table:table-cell office:value-type="string" office:string-value="870-94-9466">
            <text:p>870-94-9466</text:p>
          </table:table-cell>
          <table:table-cell office:value-type="string" office:string-value="Ironston High">
            <text:p>Ironston High</text:p>
          </table:table-cell>
          <table:table-cell office:value-type="string" office:string-value="1-046-598-9574 x3587">
            <text:p>1-046-598-9574 x3587</text:p>
          </table:table-cell>
          <table:table-cell office:value-type="string" office:string-value="tyree.mann@gmail.com">
            <text:p>tyree.mann@gmail.com</text:p>
          </table:table-cell>
          <table:table-cell office:value-type="float" office:value="5114">
            <text:p>5,114</text:p>
          </table:table-cell>
        </table:table-row>
        <table:table-row>
          <table:table-cell office:value-type="float" office:value="173412551">
            <text:p>173,412,551</text:p>
          </table:table-cell>
          <table:table-cell office:value-type="string" office:string-value="Bryana">
            <text:p>Bryana</text:p>
          </table:table-cell>
          <table:table-cell office:value-type="string" office:string-value="Jerde">
            <text:p>Jerde</text:p>
          </table:table-cell>
          <table:table-cell office:value-type="string" office:string-value="Apt. 334 895 Giovanna Keys, Altatown, AK 49156">
            <text:p>Apt. 334 895 Giovanna Keys, Altatown, AK 49156</text:p>
          </table:table-cell>
          <table:table-cell office:value-type="date" office:date-value="1982-12-13T18:26:30.158-08:00">
            <text:p>Dec 13, 1982</text:p>
          </table:table-cell>
          <table:table-cell office:value-type="string" office:string-value="149-03-9642">
            <text:p>149-03-9642</text:p>
          </table:table-cell>
          <table:table-cell office:value-type="string" office:string-value="Brighthurst Secondary College">
            <text:p>Brighthurst Secondary College</text:p>
          </table:table-cell>
          <table:table-cell office:value-type="string" office:string-value="642.603.5690 x331">
            <text:p>642.603.5690 x331</text:p>
          </table:table-cell>
          <table:table-cell office:value-type="string" office:string-value="oda.miller@gmail.com">
            <text:p>oda.miller@gmail.com</text:p>
          </table:table-cell>
          <table:table-cell office:value-type="float" office:value="5546">
            <text:p>5,546</text:p>
          </table:table-cell>
        </table:table-row>
        <table:table-row>
          <table:table-cell office:value-type="float" office:value="679618989">
            <text:p>679,618,989</text:p>
          </table:table-cell>
          <table:table-cell office:value-type="string" office:string-value="Alessia">
            <text:p>Alessia</text:p>
          </table:table-cell>
          <table:table-cell office:value-type="string" office:string-value="Beer">
            <text:p>Beer</text:p>
          </table:table-cell>
          <table:table-cell office:value-type="string" office:string-value="5585 Hartmann Key, Lake Waylon, MS 15392">
            <text:p>5585 Hartmann Key, Lake Waylon, MS 15392</text:p>
          </table:table-cell>
          <table:table-cell office:value-type="date" office:date-value="1964-06-21T02:25:11.663-07:00">
            <text:p>Jun 21, 1964</text:p>
          </table:table-cell>
          <table:table-cell office:value-type="string" office:string-value="821-65-4599">
            <text:p>821-65-4599</text:p>
          </table:table-cell>
          <table:table-cell office:value-type="string" office:string-value="Brighthurst High">
            <text:p>Brighthurst High</text:p>
          </table:table-cell>
          <table:table-cell office:value-type="string" office:string-value="1-589-048-1387">
            <text:p>1-589-048-1387</text:p>
          </table:table-cell>
          <table:table-cell office:value-type="string" office:string-value="loren.harris@yahoo.com">
            <text:p>loren.harris@yahoo.com</text:p>
          </table:table-cell>
          <table:table-cell office:value-type="float" office:value="8655">
            <text:p>8,655</text:p>
          </table:table-cell>
        </table:table-row>
        <table:table-row>
          <table:table-cell office:value-type="float" office:value="761974510">
            <text:p>761,974,510</text:p>
          </table:table-cell>
          <table:table-cell office:value-type="string" office:string-value="Ashly">
            <text:p>Ashly</text:p>
          </table:table-cell>
          <table:table-cell office:value-type="string" office:string-value="Howe">
            <text:p>Howe</text:p>
          </table:table-cell>
          <table:table-cell office:value-type="string" office:string-value="669 Chauncey Gateway, Lockmanfort, SC 69450">
            <text:p>669 Chauncey Gateway, Lockmanfort, SC 69450</text:p>
          </table:table-cell>
          <table:table-cell office:value-type="date" office:date-value="1975-07-24T12:47:39.748-07:00">
            <text:p>Jul 24, 1975</text:p>
          </table:table-cell>
          <table:table-cell office:value-type="string" office:string-value="509-56-6216">
            <text:p>509-56-6216</text:p>
          </table:table-cell>
          <table:table-cell office:value-type="string" office:string-value="Brighthurst High">
            <text:p>Brighthurst High</text:p>
          </table:table-cell>
          <table:table-cell office:value-type="string" office:string-value="467.228.5901 x375">
            <text:p>467.228.5901 x375</text:p>
          </table:table-cell>
          <table:table-cell office:value-type="string" office:string-value="clementina.breitenberg@yahoo.com">
            <text:p>clementina.breitenberg@yahoo.com</text:p>
          </table:table-cell>
          <table:table-cell office:value-type="float" office:value="8522">
            <text:p>8,522</text:p>
          </table:table-cell>
        </table:table-row>
        <table:table-row>
          <table:table-cell office:value-type="float" office:value="817392729">
            <text:p>817,392,729</text:p>
          </table:table-cell>
          <table:table-cell office:value-type="string" office:string-value="Shaniya">
            <text:p>Shaniya</text:p>
          </table:table-cell>
          <table:table-cell office:value-type="string" office:string-value="Gottlieb">
            <text:p>Gottlieb</text:p>
          </table:table-cell>
          <table:table-cell office:value-type="string" office:string-value="Apt. 881 674 Rowe Ridges, Annabelbury, PA 39581-3525">
            <text:p>Apt. 881 674 Rowe Ridges, Annabelbury, PA 39581-3525</text:p>
          </table:table-cell>
          <table:table-cell office:value-type="date" office:date-value="1962-12-02T01:52:21.245-08:00">
            <text:p>Dec 2, 1962</text:p>
          </table:table-cell>
          <table:table-cell office:value-type="string" office:string-value="505-26-9632">
            <text:p>505-26-9632</text:p>
          </table:table-cell>
          <table:table-cell office:value-type="string" office:string-value="Icelyn High">
            <text:p>Icelyn High</text:p>
          </table:table-cell>
          <table:table-cell office:value-type="string" office:string-value="1-392-358-9418">
            <text:p>1-392-358-9418</text:p>
          </table:table-cell>
          <table:table-cell office:value-type="string" office:string-value="adrien.ratke@gmail.com">
            <text:p>adrien.ratke@gmail.com</text:p>
          </table:table-cell>
          <table:table-cell office:value-type="float" office:value="14591">
            <text:p>14,591</text:p>
          </table:table-cell>
        </table:table-row>
        <table:table-row>
          <table:table-cell office:value-type="float" office:value="676053253">
            <text:p>676,053,253</text:p>
          </table:table-cell>
          <table:table-cell office:value-type="string" office:string-value="Cindy">
            <text:p>Cindy</text:p>
          </table:table-cell>
          <table:table-cell office:value-type="string" office:string-value="Botsford">
            <text:p>Botsford</text:p>
          </table:table-cell>
          <table:table-cell office:value-type="string" office:string-value="Suite 890 57662 Johnston Ford, North Savionshire, NY 30380-4949">
            <text:p>Suite 890 57662 Johnston Ford, North Savionshire, NY 30380-4949</text:p>
          </table:table-cell>
          <table:table-cell office:value-type="date" office:date-value="1963-10-28T07:45:35.584-08:00">
            <text:p>Oct 28, 1963</text:p>
          </table:table-cell>
          <table:table-cell office:value-type="string" office:string-value="777-79-4093">
            <text:p>777-79-4093</text:p>
          </table:table-cell>
          <table:table-cell office:value-type="string" office:string-value="Flowerlake Secondary College">
            <text:p>Flowerlake Secondary College</text:p>
          </table:table-cell>
          <table:table-cell office:value-type="string" office:string-value="(072) 835-8660 x69342">
            <text:p>(072) 835-8660 x69342</text:p>
          </table:table-cell>
          <table:table-cell office:value-type="string" office:string-value="jacey.denesik@hotmail.com">
            <text:p>jacey.denesik@hotmail.com</text:p>
          </table:table-cell>
          <table:table-cell office:value-type="float" office:value="11751">
            <text:p>11,751</text:p>
          </table:table-cell>
        </table:table-row>
        <table:table-row>
          <table:table-cell office:value-type="float" office:value="895306517">
            <text:p>895,306,517</text:p>
          </table:table-cell>
          <table:table-cell office:value-type="string" office:string-value="Elroy">
            <text:p>Elroy</text:p>
          </table:table-cell>
          <table:table-cell office:value-type="string" office:string-value="Cremin">
            <text:p>Cremin</text:p>
          </table:table-cell>
          <table:table-cell office:value-type="string" office:string-value="023 Kuhlman Mountains, South Lizethfurt, ID 13520-5819">
            <text:p>023 Kuhlman Mountains, South Lizethfurt, ID 13520-5819</text:p>
          </table:table-cell>
          <table:table-cell office:value-type="date" office:date-value="1985-10-18T10:48:24.279-07:00">
            <text:p>Oct 18, 1985</text:p>
          </table:table-cell>
          <table:table-cell office:value-type="string" office:string-value="350-03-9987">
            <text:p>350-03-9987</text:p>
          </table:table-cell>
          <table:table-cell office:value-type="string" office:string-value="Falconholt Secondary College">
            <text:p>Falconholt Secondary College</text:p>
          </table:table-cell>
          <table:table-cell office:value-type="string" office:string-value="(672) 022-6935 x988">
            <text:p>(672) 022-6935 x988</text:p>
          </table:table-cell>
          <table:table-cell office:value-type="string" office:string-value="betsy.bechtelar@hotmail.com">
            <text:p>betsy.bechtelar@hotmail.com</text:p>
          </table:table-cell>
          <table:table-cell office:value-type="float" office:value="7209">
            <text:p>7,209</text:p>
          </table:table-cell>
        </table:table-row>
        <table:table-row>
          <table:table-cell office:value-type="float" office:value="74734932">
            <text:p>74,734,932</text:p>
          </table:table-cell>
          <table:table-cell office:value-type="string" office:string-value="Scarlett">
            <text:p>Scarlett</text:p>
          </table:table-cell>
          <table:table-cell office:value-type="string" office:string-value="Ratke">
            <text:p>Ratke</text:p>
          </table:table-cell>
          <table:table-cell office:value-type="string" office:string-value="Apt. 745 212 Libbie Islands, Bradenhaven, MI 52065-3180">
            <text:p>Apt. 745 212 Libbie Islands, Bradenhaven, MI 52065-3180</text:p>
          </table:table-cell>
          <table:table-cell office:value-type="date" office:date-value="1960-02-29T22:10:38.735-08:00">
            <text:p>Feb 29, 1960</text:p>
          </table:table-cell>
          <table:table-cell office:value-type="string" office:string-value="320-47-4637">
            <text:p>320-47-4637</text:p>
          </table:table-cell>
          <table:table-cell office:value-type="string" office:string-value="Vertapple Secondary College">
            <text:p>Vertapple Secondary College</text:p>
          </table:table-cell>
          <table:table-cell office:value-type="string" office:string-value="1-363-395-6647 x908">
            <text:p>1-363-395-6647 x908</text:p>
          </table:table-cell>
          <table:table-cell office:value-type="string" office:string-value="elvie.lubowitz@hotmail.com">
            <text:p>elvie.lubowitz@hotmail.com</text:p>
          </table:table-cell>
          <table:table-cell office:value-type="float" office:value="6889">
            <text:p>6,889</text:p>
          </table:table-cell>
        </table:table-row>
        <table:table-row>
          <table:table-cell office:value-type="float" office:value="357399280">
            <text:p>357,399,280</text:p>
          </table:table-cell>
          <table:table-cell office:value-type="string" office:string-value="Carole">
            <text:p>Carole</text:p>
          </table:table-cell>
          <table:table-cell office:value-type="string" office:string-value="Wiza">
            <text:p>Wiza</text:p>
          </table:table-cell>
          <table:table-cell office:value-type="string" office:string-value="Suite 025 160 Ernser Cliff, Aliborough, HI 11814">
            <text:p>Suite 025 160 Ernser Cliff, Aliborough, HI 11814</text:p>
          </table:table-cell>
          <table:table-cell office:value-type="date" office:date-value="1972-07-27T10:06:39.769-07:00">
            <text:p>Jul 27, 1972</text:p>
          </table:table-cell>
          <table:table-cell office:value-type="string" office:string-value="411-39-6623">
            <text:p>411-39-6623</text:p>
          </table:table-cell>
          <table:table-cell office:value-type="string" office:string-value="Ironbarrow Secondary College">
            <text:p>Ironbarrow Secondary College</text:p>
          </table:table-cell>
          <table:table-cell office:value-type="string" office:string-value="1-346-541-0867 x40407">
            <text:p>1-346-541-0867 x40407</text:p>
          </table:table-cell>
          <table:table-cell office:value-type="string" office:string-value="vallie.barrows@yahoo.com">
            <text:p>vallie.barrows@yahoo.com</text:p>
          </table:table-cell>
          <table:table-cell office:value-type="float" office:value="11917">
            <text:p>11,917</text:p>
          </table:table-cell>
        </table:table-row>
        <table:table-row>
          <table:table-cell office:value-type="float" office:value="505246854">
            <text:p>505,246,854</text:p>
          </table:table-cell>
          <table:table-cell office:value-type="string" office:string-value="Mireya">
            <text:p>Mireya</text:p>
          </table:table-cell>
          <table:table-cell office:value-type="string" office:string-value="Bergnaum">
            <text:p>Bergnaum</text:p>
          </table:table-cell>
          <table:table-cell office:value-type="string" office:string-value="2809 Hintz Lakes, Ilenefort, HI 24467-0867">
            <text:p>2809 Hintz Lakes, Ilenefort, HI 24467-0867</text:p>
          </table:table-cell>
          <table:table-cell office:value-type="date" office:date-value="1978-12-21T10:34:58.284-08:00">
            <text:p>Dec 21, 1978</text:p>
          </table:table-cell>
          <table:table-cell office:value-type="string" office:string-value="845-68-0836">
            <text:p>845-68-0836</text:p>
          </table:table-cell>
          <table:table-cell office:value-type="string" office:string-value="Marblewald Secondary College">
            <text:p>Marblewald Secondary College</text:p>
          </table:table-cell>
          <table:table-cell office:value-type="string" office:string-value="(973) 375-4642">
            <text:p>(973) 375-4642</text:p>
          </table:table-cell>
          <table:table-cell office:value-type="string" office:string-value="junior.emmerich@gmail.com">
            <text:p>junior.emmerich@gmail.com</text:p>
          </table:table-cell>
          <table:table-cell office:value-type="float" office:value="5226">
            <text:p>5,226</text:p>
          </table:table-cell>
        </table:table-row>
        <table:table-row>
          <table:table-cell office:value-type="float" office:value="462691634">
            <text:p>462,691,634</text:p>
          </table:table-cell>
          <table:table-cell office:value-type="string" office:string-value="Soledad">
            <text:p>Soledad</text:p>
          </table:table-cell>
          <table:table-cell office:value-type="string" office:string-value="Heller">
            <text:p>Heller</text:p>
          </table:table-cell>
          <table:table-cell office:value-type="string" office:string-value="62698 Kendra Village, Lake Kiarra, NM 52804">
            <text:p>62698 Kendra Village, Lake Kiarra, NM 52804</text:p>
          </table:table-cell>
          <table:table-cell office:value-type="date" office:date-value="1999-05-14T18:48:50.099-07:00">
            <text:p>May 14, 1999</text:p>
          </table:table-cell>
          <table:table-cell office:value-type="string" office:string-value="288-92-8030">
            <text:p>288-92-8030</text:p>
          </table:table-cell>
          <table:table-cell office:value-type="string" office:string-value="Icelyn High School">
            <text:p>Icelyn High School</text:p>
          </table:table-cell>
          <table:table-cell office:value-type="string" office:string-value="681.501.7601 x43274">
            <text:p>681.501.7601 x43274</text:p>
          </table:table-cell>
          <table:table-cell office:value-type="string" office:string-value="anastacio.von@hotmail.com">
            <text:p>anastacio.von@hotmail.com</text:p>
          </table:table-cell>
          <table:table-cell office:value-type="float" office:value="10992">
            <text:p>10,992</text:p>
          </table:table-cell>
        </table:table-row>
        <table:table-row>
          <table:table-cell office:value-type="float" office:value="470342054">
            <text:p>470,342,054</text:p>
          </table:table-cell>
          <table:table-cell office:value-type="string" office:string-value="Rick">
            <text:p>Rick</text:p>
          </table:table-cell>
          <table:table-cell office:value-type="string" office:string-value="Stehr">
            <text:p>Stehr</text:p>
          </table:table-cell>
          <table:table-cell office:value-type="string" office:string-value="Suite 525 61388 Damion Valley, East Jayceburgh, MI 96790-1955">
            <text:p>Suite 525 61388 Damion Valley, East Jayceburgh, MI 96790-1955</text:p>
          </table:table-cell>
          <table:table-cell office:value-type="date" office:date-value="1963-02-02T05:01:47.228-08:00">
            <text:p>Feb 2, 1963</text:p>
          </table:table-cell>
          <table:table-cell office:value-type="string" office:string-value="413-23-1367">
            <text:p>413-23-1367</text:p>
          </table:table-cell>
          <table:table-cell office:value-type="string" office:string-value="Ironbarrow High">
            <text:p>Ironbarrow High</text:p>
          </table:table-cell>
          <table:table-cell office:value-type="string" office:string-value="286-866-2521">
            <text:p>286-866-2521</text:p>
          </table:table-cell>
          <table:table-cell office:value-type="string" office:string-value="bertrand.dickens@yahoo.com">
            <text:p>bertrand.dickens@yahoo.com</text:p>
          </table:table-cell>
          <table:table-cell office:value-type="float" office:value="10705">
            <text:p>10,705</text:p>
          </table:table-cell>
        </table:table-row>
        <table:table-row>
          <table:table-cell office:value-type="float" office:value="125250052">
            <text:p>125,250,052</text:p>
          </table:table-cell>
          <table:table-cell office:value-type="string" office:string-value="Madonna">
            <text:p>Madonna</text:p>
          </table:table-cell>
          <table:table-cell office:value-type="string" office:string-value="Rodriguez">
            <text:p>Rodriguez</text:p>
          </table:table-cell>
          <table:table-cell office:value-type="string" office:string-value="Apt. 793 67850 Meredith Bridge, Port Vernon, ND 89891">
            <text:p>Apt. 793 67850 Meredith Bridge, Port Vernon, ND 89891</text:p>
          </table:table-cell>
          <table:table-cell office:value-type="date" office:date-value="1970-09-06T22:52:23.492-07:00">
            <text:p>Sep 6, 1970</text:p>
          </table:table-cell>
          <table:table-cell office:value-type="string" office:string-value="036-71-9462">
            <text:p>036-71-9462</text:p>
          </table:table-cell>
          <table:table-cell office:value-type="string" office:string-value="Mallowpond High">
            <text:p>Mallowpond High</text:p>
          </table:table-cell>
          <table:table-cell office:value-type="string" office:string-value="668.637.3569">
            <text:p>668.637.3569</text:p>
          </table:table-cell>
          <table:table-cell office:value-type="string" office:string-value="brielle.becker@gmail.com">
            <text:p>brielle.becker@gmail.com</text:p>
          </table:table-cell>
          <table:table-cell office:value-type="float" office:value="12377">
            <text:p>12,377</text:p>
          </table:table-cell>
        </table:table-row>
        <table:table-row>
          <table:table-cell office:value-type="float" office:value="480545048">
            <text:p>480,545,048</text:p>
          </table:table-cell>
          <table:table-cell office:value-type="string" office:string-value="Loy">
            <text:p>Loy</text:p>
          </table:table-cell>
          <table:table-cell office:value-type="string" office:string-value="Schmitt">
            <text:p>Schmitt</text:p>
          </table:table-cell>
          <table:table-cell office:value-type="string" office:string-value="Suite 436 847 Arden Corners, Rolfsonhaven, AZ 70359">
            <text:p>Suite 436 847 Arden Corners, Rolfsonhaven, AZ 70359</text:p>
          </table:table-cell>
          <table:table-cell office:value-type="date" office:date-value="1953-09-07T05:59:35.575-07:00">
            <text:p>Sep 7, 1953</text:p>
          </table:table-cell>
          <table:table-cell office:value-type="string" office:string-value="586-99-0417">
            <text:p>586-99-0417</text:p>
          </table:table-cell>
          <table:table-cell office:value-type="string" office:string-value="Flowerlake High">
            <text:p>Flowerlake High</text:p>
          </table:table-cell>
          <table:table-cell office:value-type="string" office:string-value="(462) 292-1105">
            <text:p>(462) 292-1105</text:p>
          </table:table-cell>
          <table:table-cell office:value-type="string" office:string-value="cristina.witting@hotmail.com">
            <text:p>cristina.witting@hotmail.com</text:p>
          </table:table-cell>
          <table:table-cell office:value-type="float" office:value="9766">
            <text:p>9,766</text:p>
          </table:table-cell>
        </table:table-row>
        <table:table-row>
          <table:table-cell office:value-type="float" office:value="749035681">
            <text:p>749,035,681</text:p>
          </table:table-cell>
          <table:table-cell office:value-type="string" office:string-value="Nels">
            <text:p>Nels</text:p>
          </table:table-cell>
          <table:table-cell office:value-type="string" office:string-value="Trantow">
            <text:p>Trantow</text:p>
          </table:table-cell>
          <table:table-cell office:value-type="string" office:string-value="Suite 133 4695 Gleason Fall, West Destiny, NM 29565">
            <text:p>Suite 133 4695 Gleason Fall, West Destiny, NM 29565</text:p>
          </table:table-cell>
          <table:table-cell office:value-type="date" office:date-value="1955-08-24T08:02:26.761-07:00">
            <text:p>Aug 24, 1955</text:p>
          </table:table-cell>
          <table:table-cell office:value-type="string" office:string-value="840-05-5025">
            <text:p>840-05-5025</text:p>
          </table:table-cell>
          <table:table-cell office:value-type="string" office:string-value="Marblewald Secondary College">
            <text:p>Marblewald Secondary College</text:p>
          </table:table-cell>
          <table:table-cell office:value-type="string" office:string-value="131.834.0394">
            <text:p>131.834.0394</text:p>
          </table:table-cell>
          <table:table-cell office:value-type="string" office:string-value="cathryn.morar@yahoo.com">
            <text:p>cathryn.morar@yahoo.com</text:p>
          </table:table-cell>
          <table:table-cell office:value-type="float" office:value="6306">
            <text:p>6,306</text:p>
          </table:table-cell>
        </table:table-row>
        <table:table-row>
          <table:table-cell office:value-type="float" office:value="747568320">
            <text:p>747,568,320</text:p>
          </table:table-cell>
          <table:table-cell office:value-type="string" office:string-value="Brooks">
            <text:p>Brooks</text:p>
          </table:table-cell>
          <table:table-cell office:value-type="string" office:string-value="Leffler">
            <text:p>Leffler</text:p>
          </table:table-cell>
          <table:table-cell office:value-type="string" office:string-value="463 Stiedemann Well, West Donato, VA 68960-5409">
            <text:p>463 Stiedemann Well, West Donato, VA 68960-5409</text:p>
          </table:table-cell>
          <table:table-cell office:value-type="date" office:date-value="1970-06-04T22:04:30.003-07:00">
            <text:p>Jun 4, 1970</text:p>
          </table:table-cell>
          <table:table-cell office:value-type="string" office:string-value="049-79-2060">
            <text:p>049-79-2060</text:p>
          </table:table-cell>
          <table:table-cell office:value-type="string" office:string-value="Clearcourt Secondary College">
            <text:p>Clearcourt Secondary College</text:p>
          </table:table-cell>
          <table:table-cell office:value-type="string" office:string-value="413.000.7512 x51130">
            <text:p>413.000.7512 x51130</text:p>
          </table:table-cell>
          <table:table-cell office:value-type="string" office:string-value="buddy.hoppe@gmail.com">
            <text:p>buddy.hoppe@gmail.com</text:p>
          </table:table-cell>
          <table:table-cell office:value-type="float" office:value="12921">
            <text:p>12,921</text:p>
          </table:table-cell>
        </table:table-row>
        <table:table-row>
          <table:table-cell office:value-type="float" office:value="313657403">
            <text:p>313,657,403</text:p>
          </table:table-cell>
          <table:table-cell office:value-type="string" office:string-value="Ruthie">
            <text:p>Ruthie</text:p>
          </table:table-cell>
          <table:table-cell office:value-type="string" office:string-value="Welch">
            <text:p>Welch</text:p>
          </table:table-cell>
          <table:table-cell office:value-type="string" office:string-value="528 Delta Manors, Port Maryse, IN 41346">
            <text:p>528 Delta Manors, Port Maryse, IN 41346</text:p>
          </table:table-cell>
          <table:table-cell office:value-type="date" office:date-value="1977-09-24T13:11:47.523-07:00">
            <text:p>Sep 24, 1977</text:p>
          </table:table-cell>
          <table:table-cell office:value-type="string" office:string-value="054-57-8633">
            <text:p>054-57-8633</text:p>
          </table:table-cell>
          <table:table-cell office:value-type="string" office:string-value="Brookville High School">
            <text:p>Brookville High School</text:p>
          </table:table-cell>
          <table:table-cell office:value-type="string" office:string-value="(110) 822-3921">
            <text:p>(110) 822-3921</text:p>
          </table:table-cell>
          <table:table-cell office:value-type="string" office:string-value="ludie.hintz@gmail.com">
            <text:p>ludie.hintz@gmail.com</text:p>
          </table:table-cell>
          <table:table-cell office:value-type="float" office:value="7080">
            <text:p>7,080</text:p>
          </table:table-cell>
        </table:table-row>
        <table:table-row>
          <table:table-cell office:value-type="float" office:value="549068196">
            <text:p>549,068,196</text:p>
          </table:table-cell>
          <table:table-cell office:value-type="string" office:string-value="Rudolph">
            <text:p>Rudolph</text:p>
          </table:table-cell>
          <table:table-cell office:value-type="string" office:string-value="Weimann">
            <text:p>Weimann</text:p>
          </table:table-cell>
          <table:table-cell office:value-type="string" office:string-value="68961 Christiansen Highway, East Mckennachester, PA 58000">
            <text:p>68961 Christiansen Highway, East Mckennachester, PA 58000</text:p>
          </table:table-cell>
          <table:table-cell office:value-type="date" office:date-value="1954-07-10T20:48:07.306-07:00">
            <text:p>Jul 10, 1954</text:p>
          </table:table-cell>
          <table:table-cell office:value-type="string" office:string-value="244-83-2781">
            <text:p>244-83-2781</text:p>
          </table:table-cell>
          <table:table-cell office:value-type="string" office:string-value="Falconholt High">
            <text:p>Falconholt High</text:p>
          </table:table-cell>
          <table:table-cell office:value-type="string" office:string-value="970.387.7261 x206">
            <text:p>970.387.7261 x206</text:p>
          </table:table-cell>
          <table:table-cell office:value-type="string" office:string-value="roselyn.hane@hotmail.com">
            <text:p>roselyn.hane@hotmail.com</text:p>
          </table:table-cell>
          <table:table-cell office:value-type="float" office:value="13565">
            <text:p>13,565</text:p>
          </table:table-cell>
        </table:table-row>
        <table:table-row>
          <table:table-cell office:value-type="float" office:value="679459751">
            <text:p>679,459,751</text:p>
          </table:table-cell>
          <table:table-cell office:value-type="string" office:string-value="Keshaun">
            <text:p>Keshaun</text:p>
          </table:table-cell>
          <table:table-cell office:value-type="string" office:string-value="Haley">
            <text:p>Haley</text:p>
          </table:table-cell>
          <table:table-cell office:value-type="string" office:string-value="Suite 024 65840 Samson Alley, West Matilda, MI 06369-3676">
            <text:p>Suite 024 65840 Samson Alley, West Matilda, MI 06369-3676</text:p>
          </table:table-cell>
          <table:table-cell office:value-type="date" office:date-value="1954-09-17T01:20:00.031-07:00">
            <text:p>Sep 17, 1954</text:p>
          </table:table-cell>
          <table:table-cell office:value-type="string" office:string-value="712-66-1507">
            <text:p>712-66-1507</text:p>
          </table:table-cell>
          <table:table-cell office:value-type="string" office:string-value="Vertapple Secondary College">
            <text:p>Vertapple Secondary College</text:p>
          </table:table-cell>
          <table:table-cell office:value-type="string" office:string-value="270-990-2738 x6298">
            <text:p>270-990-2738 x6298</text:p>
          </table:table-cell>
          <table:table-cell office:value-type="string" office:string-value="vena.schultz@gmail.com">
            <text:p>vena.schultz@gmail.com</text:p>
          </table:table-cell>
          <table:table-cell office:value-type="float" office:value="11425">
            <text:p>11,425</text:p>
          </table:table-cell>
        </table:table-row>
        <table:table-row>
          <table:table-cell office:value-type="float" office:value="799058958">
            <text:p>799,058,958</text:p>
          </table:table-cell>
          <table:table-cell office:value-type="string" office:string-value="Lemuel">
            <text:p>Lemuel</text:p>
          </table:table-cell>
          <table:table-cell office:value-type="string" office:string-value="Hammes">
            <text:p>Hammes</text:p>
          </table:table-cell>
          <table:table-cell office:value-type="string" office:string-value="Suite 906 780 Elizabeth Knoll, Schaefermouth, ID 34528">
            <text:p>Suite 906 780 Elizabeth Knoll, Schaefermouth, ID 34528</text:p>
          </table:table-cell>
          <table:table-cell office:value-type="date" office:date-value="1983-10-29T10:44:33.181-07:00">
            <text:p>Oct 29, 1983</text:p>
          </table:table-cell>
          <table:table-cell office:value-type="string" office:string-value="717-92-8507">
            <text:p>717-92-8507</text:p>
          </table:table-cell>
          <table:table-cell office:value-type="string" office:string-value="Vertapple High">
            <text:p>Vertapple High</text:p>
          </table:table-cell>
          <table:table-cell office:value-type="string" office:string-value="1-093-378-1221 x2768">
            <text:p>1-093-378-1221 x2768</text:p>
          </table:table-cell>
          <table:table-cell office:value-type="string" office:string-value="maynard.braun@hotmail.com">
            <text:p>maynard.braun@hotmail.com</text:p>
          </table:table-cell>
          <table:table-cell office:value-type="float" office:value="6020">
            <text:p>6,020</text:p>
          </table:table-cell>
        </table:table-row>
        <table:table-row>
          <table:table-cell office:value-type="float" office:value="182995413">
            <text:p>182,995,413</text:p>
          </table:table-cell>
          <table:table-cell office:value-type="string" office:string-value="Rick">
            <text:p>Rick</text:p>
          </table:table-cell>
          <table:table-cell office:value-type="string" office:string-value="Schowalter">
            <text:p>Schowalter</text:p>
          </table:table-cell>
          <table:table-cell office:value-type="string" office:string-value="Apt. 658 62221 Beer Fort, Funkborough, SC 43852">
            <text:p>Apt. 658 62221 Beer Fort, Funkborough, SC 43852</text:p>
          </table:table-cell>
          <table:table-cell office:value-type="date" office:date-value="1963-07-31T00:36:05.489-07:00">
            <text:p>Jul 31, 1963</text:p>
          </table:table-cell>
          <table:table-cell office:value-type="string" office:string-value="735-80-1706">
            <text:p>735-80-1706</text:p>
          </table:table-cell>
          <table:table-cell office:value-type="string" office:string-value="Lakeacre High">
            <text:p>Lakeacre High</text:p>
          </table:table-cell>
          <table:table-cell office:value-type="string" office:string-value="368.267.9170 x82068">
            <text:p>368.267.9170 x82068</text:p>
          </table:table-cell>
          <table:table-cell office:value-type="string" office:string-value="cicero.veum@hotmail.com">
            <text:p>cicero.veum@hotmail.com</text:p>
          </table:table-cell>
          <table:table-cell office:value-type="float" office:value="11674">
            <text:p>11,674</text:p>
          </table:table-cell>
        </table:table-row>
        <table:table-row>
          <table:table-cell office:value-type="float" office:value="721770425">
            <text:p>721,770,425</text:p>
          </table:table-cell>
          <table:table-cell office:value-type="string" office:string-value="Chanelle">
            <text:p>Chanelle</text:p>
          </table:table-cell>
          <table:table-cell office:value-type="string" office:string-value="Mann">
            <text:p>Mann</text:p>
          </table:table-cell>
          <table:table-cell office:value-type="string" office:string-value="935 Lynch Cape, Greenholthaven, MS 64400-4718">
            <text:p>935 Lynch Cape, Greenholthaven, MS 64400-4718</text:p>
          </table:table-cell>
          <table:table-cell office:value-type="date" office:date-value="1986-12-03T22:12:41.320-08:00">
            <text:p>Dec 3, 1986</text:p>
          </table:table-cell>
          <table:table-cell office:value-type="string" office:string-value="391-51-6446">
            <text:p>391-51-6446</text:p>
          </table:table-cell>
          <table:table-cell office:value-type="string" office:string-value="Brookville High School">
            <text:p>Brookville High School</text:p>
          </table:table-cell>
          <table:table-cell office:value-type="string" office:string-value="1-132-363-9840">
            <text:p>1-132-363-9840</text:p>
          </table:table-cell>
          <table:table-cell office:value-type="string" office:string-value="cristopher.hermann@hotmail.com">
            <text:p>cristopher.hermann@hotmail.com</text:p>
          </table:table-cell>
          <table:table-cell office:value-type="float" office:value="5699">
            <text:p>5,699</text:p>
          </table:table-cell>
        </table:table-row>
        <table:table-row>
          <table:table-cell office:value-type="float" office:value="612814788">
            <text:p>612,814,788</text:p>
          </table:table-cell>
          <table:table-cell office:value-type="string" office:string-value="Alisa">
            <text:p>Alisa</text:p>
          </table:table-cell>
          <table:table-cell office:value-type="string" office:string-value="Marks">
            <text:p>Marks</text:p>
          </table:table-cell>
          <table:table-cell office:value-type="string" office:string-value="Suite 500 718 Maiya Estates, Gibsonberg, KS 00044">
            <text:p>Suite 500 718 Maiya Estates, Gibsonberg, KS 00044</text:p>
          </table:table-cell>
          <table:table-cell office:value-type="date" office:date-value="1967-08-20T20:48:57.681-07:00">
            <text:p>Aug 20, 1967</text:p>
          </table:table-cell>
          <table:table-cell office:value-type="string" office:string-value="497-90-7109">
            <text:p>497-90-7109</text:p>
          </table:table-cell>
          <table:table-cell office:value-type="string" office:string-value="Ostbarrow Secondary College">
            <text:p>Ostbarrow Secondary College</text:p>
          </table:table-cell>
          <table:table-cell office:value-type="string" office:string-value="778-682-8328">
            <text:p>778-682-8328</text:p>
          </table:table-cell>
          <table:table-cell office:value-type="string" office:string-value="dustin.macgyver@yahoo.com">
            <text:p>dustin.macgyver@yahoo.com</text:p>
          </table:table-cell>
          <table:table-cell office:value-type="float" office:value="10937">
            <text:p>10,937</text:p>
          </table:table-cell>
        </table:table-row>
        <table:table-row>
          <table:table-cell office:value-type="float" office:value="425008688">
            <text:p>425,008,688</text:p>
          </table:table-cell>
          <table:table-cell office:value-type="string" office:string-value="Herminio">
            <text:p>Herminio</text:p>
          </table:table-cell>
          <table:table-cell office:value-type="string" office:string-value="Johns">
            <text:p>Johns</text:p>
          </table:table-cell>
          <table:table-cell office:value-type="string" office:string-value="2882 Schuster Way, South Wallace, TX 51200-4351">
            <text:p>2882 Schuster Way, South Wallace, TX 51200-4351</text:p>
          </table:table-cell>
          <table:table-cell office:value-type="date" office:date-value="1990-03-02T22:21:00.261-08:00">
            <text:p>Mar 2, 1990</text:p>
          </table:table-cell>
          <table:table-cell office:value-type="string" office:string-value="067-86-8857">
            <text:p>067-86-8857</text:p>
          </table:table-cell>
          <table:table-cell office:value-type="string" office:string-value="Ironston High School">
            <text:p>Ironston High School</text:p>
          </table:table-cell>
          <table:table-cell office:value-type="string" office:string-value="(368) 474-1860 x4884">
            <text:p>(368) 474-1860 x4884</text:p>
          </table:table-cell>
          <table:table-cell office:value-type="string" office:string-value="cristobal.wisozk@yahoo.com">
            <text:p>cristobal.wisozk@yahoo.com</text:p>
          </table:table-cell>
          <table:table-cell office:value-type="float" office:value="14801">
            <text:p>14,801</text:p>
          </table:table-cell>
        </table:table-row>
        <table:table-row>
          <table:table-cell office:value-type="float" office:value="43981915">
            <text:p>43,981,915</text:p>
          </table:table-cell>
          <table:table-cell office:value-type="string" office:string-value="Odell">
            <text:p>Odell</text:p>
          </table:table-cell>
          <table:table-cell office:value-type="string" office:string-value="Rogahn">
            <text:p>Rogahn</text:p>
          </table:table-cell>
          <table:table-cell office:value-type="string" office:string-value="79150 Brett Shoals, Port Leif, MT 74127-0506">
            <text:p>79150 Brett Shoals, Port Leif, MT 74127-0506</text:p>
          </table:table-cell>
          <table:table-cell office:value-type="date" office:date-value="1979-05-20T11:20:42.247-07:00">
            <text:p>May 20, 1979</text:p>
          </table:table-cell>
          <table:table-cell office:value-type="string" office:string-value="060-71-8516">
            <text:p>060-71-8516</text:p>
          </table:table-cell>
          <table:table-cell office:value-type="string" office:string-value="Flowerlake Secondary College">
            <text:p>Flowerlake Secondary College</text:p>
          </table:table-cell>
          <table:table-cell office:value-type="string" office:string-value="1-652-938-7095">
            <text:p>1-652-938-7095</text:p>
          </table:table-cell>
          <table:table-cell office:value-type="string" office:string-value="josianne.breitenberg@yahoo.com">
            <text:p>josianne.breitenberg@yahoo.com</text:p>
          </table:table-cell>
          <table:table-cell office:value-type="float" office:value="9652">
            <text:p>9,652</text:p>
          </table:table-cell>
        </table:table-row>
        <table:table-row>
          <table:table-cell office:value-type="float" office:value="411518376">
            <text:p>411,518,376</text:p>
          </table:table-cell>
          <table:table-cell office:value-type="string" office:string-value="Allie">
            <text:p>Allie</text:p>
          </table:table-cell>
          <table:table-cell office:value-type="string" office:string-value="Stroman">
            <text:p>Stroman</text:p>
          </table:table-cell>
          <table:table-cell office:value-type="string" office:string-value="6820 Dante Ports, Phyllisland, TX 90605-1258">
            <text:p>6820 Dante Ports, Phyllisland, TX 90605-1258</text:p>
          </table:table-cell>
          <table:table-cell office:value-type="date" office:date-value="1990-04-27T22:51:15.943-07:00">
            <text:p>Apr 27, 1990</text:p>
          </table:table-cell>
          <table:table-cell office:value-type="string" office:string-value="106-54-0497">
            <text:p>106-54-0497</text:p>
          </table:table-cell>
          <table:table-cell office:value-type="string" office:string-value="Ironbarrow High School">
            <text:p>Ironbarrow High School</text:p>
          </table:table-cell>
          <table:table-cell office:value-type="string" office:string-value="601-291-8167 x031">
            <text:p>601-291-8167 x031</text:p>
          </table:table-cell>
          <table:table-cell office:value-type="string" office:string-value="allene.hammes@gmail.com">
            <text:p>allene.hammes@gmail.com</text:p>
          </table:table-cell>
          <table:table-cell office:value-type="float" office:value="7837">
            <text:p>7,837</text:p>
          </table:table-cell>
        </table:table-row>
        <table:table-row>
          <table:table-cell office:value-type="float" office:value="783469577">
            <text:p>783,469,577</text:p>
          </table:table-cell>
          <table:table-cell office:value-type="string" office:string-value="Patience">
            <text:p>Patience</text:p>
          </table:table-cell>
          <table:table-cell office:value-type="string" office:string-value="Feil">
            <text:p>Feil</text:p>
          </table:table-cell>
          <table:table-cell office:value-type="string" office:string-value="08439 Kuvalis Lane, Kreigerbury, NH 19149-7626">
            <text:p>08439 Kuvalis Lane, Kreigerbury, NH 19149-7626</text:p>
          </table:table-cell>
          <table:table-cell office:value-type="date" office:date-value="1978-03-30T00:52:08.322-08:00">
            <text:p>Mar 30, 1978</text:p>
          </table:table-cell>
          <table:table-cell office:value-type="string" office:string-value="081-92-3651">
            <text:p>081-92-3651</text:p>
          </table:table-cell>
          <table:table-cell office:value-type="string" office:string-value="Icelyn High School">
            <text:p>Icelyn High School</text:p>
          </table:table-cell>
          <table:table-cell office:value-type="string" office:string-value="1-640-285-8111">
            <text:p>1-640-285-8111</text:p>
          </table:table-cell>
          <table:table-cell office:value-type="string" office:string-value="laurence.gibson@yahoo.com">
            <text:p>laurence.gibson@yahoo.com</text:p>
          </table:table-cell>
          <table:table-cell office:value-type="float" office:value="9120">
            <text:p>9,120</text:p>
          </table:table-cell>
        </table:table-row>
        <table:table-row>
          <table:table-cell office:value-type="float" office:value="971646190">
            <text:p>971,646,190</text:p>
          </table:table-cell>
          <table:table-cell office:value-type="string" office:string-value="Michaela">
            <text:p>Michaela</text:p>
          </table:table-cell>
          <table:table-cell office:value-type="string" office:string-value="Stokes">
            <text:p>Stokes</text:p>
          </table:table-cell>
          <table:table-cell office:value-type="string" office:string-value="89955 Dorothy Harbor, Uptonside, AL 86153-1675">
            <text:p>89955 Dorothy Harbor, Uptonside, AL 86153-1675</text:p>
          </table:table-cell>
          <table:table-cell office:value-type="date" office:date-value="1985-05-23T02:39:36.822-07:00">
            <text:p>May 23, 1985</text:p>
          </table:table-cell>
          <table:table-cell office:value-type="string" office:string-value="494-37-5715">
            <text:p>494-37-5715</text:p>
          </table:table-cell>
          <table:table-cell office:value-type="string" office:string-value="Ironbarrow High School">
            <text:p>Ironbarrow High School</text:p>
          </table:table-cell>
          <table:table-cell office:value-type="string" office:string-value="820-848-5208 x33651">
            <text:p>820-848-5208 x33651</text:p>
          </table:table-cell>
          <table:table-cell office:value-type="string" office:string-value="nikki.monahan@gmail.com">
            <text:p>nikki.monahan@gmail.com</text:p>
          </table:table-cell>
          <table:table-cell office:value-type="float" office:value="6133">
            <text:p>6,133</text:p>
          </table:table-cell>
        </table:table-row>
        <table:table-row>
          <table:table-cell office:value-type="float" office:value="478237212">
            <text:p>478,237,212</text:p>
          </table:table-cell>
          <table:table-cell office:value-type="string" office:string-value="Jesus">
            <text:p>Jesus</text:p>
          </table:table-cell>
          <table:table-cell office:value-type="string" office:string-value="Fadel">
            <text:p>Fadel</text:p>
          </table:table-cell>
          <table:table-cell office:value-type="string" office:string-value="17988 Magdalena Drives, North Magdalenfort, WY 07480-2727">
            <text:p>17988 Magdalena Drives, North Magdalenfort, WY 07480-2727</text:p>
          </table:table-cell>
          <table:table-cell office:value-type="date" office:date-value="1981-02-20T03:02:51.826-08:00">
            <text:p>Feb 20, 1981</text:p>
          </table:table-cell>
          <table:table-cell office:value-type="string" office:string-value="706-05-4407">
            <text:p>706-05-4407</text:p>
          </table:table-cell>
          <table:table-cell office:value-type="string" office:string-value="Iceborough High">
            <text:p>Iceborough High</text:p>
          </table:table-cell>
          <table:table-cell office:value-type="string" office:string-value="373-073-1426 x84058">
            <text:p>373-073-1426 x84058</text:p>
          </table:table-cell>
          <table:table-cell office:value-type="string" office:string-value="alicia.schamberger@yahoo.com">
            <text:p>alicia.schamberger@yahoo.com</text:p>
          </table:table-cell>
          <table:table-cell office:value-type="float" office:value="6441">
            <text:p>6,441</text:p>
          </table:table-cell>
        </table:table-row>
        <table:table-row>
          <table:table-cell office:value-type="float" office:value="660496523">
            <text:p>660,496,523</text:p>
          </table:table-cell>
          <table:table-cell office:value-type="string" office:string-value="Cleo">
            <text:p>Cleo</text:p>
          </table:table-cell>
          <table:table-cell office:value-type="string" office:string-value="Bahringer">
            <text:p>Bahringer</text:p>
          </table:table-cell>
          <table:table-cell office:value-type="string" office:string-value="Suite 853 5695 DuBuque Forks, North Blaise, MD 89878-6446">
            <text:p>Suite 853 5695 DuBuque Forks, North Blaise, MD 89878-6446</text:p>
          </table:table-cell>
          <table:table-cell office:value-type="date" office:date-value="1972-10-14T02:57:08.608-07:00">
            <text:p>Oct 14, 1972</text:p>
          </table:table-cell>
          <table:table-cell office:value-type="string" office:string-value="662-20-7454">
            <text:p>662-20-7454</text:p>
          </table:table-cell>
          <table:table-cell office:value-type="string" office:string-value="Iceborough Secondary College">
            <text:p>Iceborough Secondary College</text:p>
          </table:table-cell>
          <table:table-cell office:value-type="string" office:string-value="769.175.4805 x10158">
            <text:p>769.175.4805 x10158</text:p>
          </table:table-cell>
          <table:table-cell office:value-type="string" office:string-value="uriah.pagac@yahoo.com">
            <text:p>uriah.pagac@yahoo.com</text:p>
          </table:table-cell>
          <table:table-cell office:value-type="float" office:value="13898">
            <text:p>13,898</text:p>
          </table:table-cell>
        </table:table-row>
        <table:table-row>
          <table:table-cell office:value-type="float" office:value="646949088">
            <text:p>646,949,088</text:p>
          </table:table-cell>
          <table:table-cell office:value-type="string" office:string-value="Gideon">
            <text:p>Gideon</text:p>
          </table:table-cell>
          <table:table-cell office:value-type="string" office:string-value="Terry">
            <text:p>Terry</text:p>
          </table:table-cell>
          <table:table-cell office:value-type="string" office:string-value="8168 Demetrius Haven, North Pearlmouth, MT 78886-2516">
            <text:p>8168 Demetrius Haven, North Pearlmouth, MT 78886-2516</text:p>
          </table:table-cell>
          <table:table-cell office:value-type="date" office:date-value="1996-08-11T10:07:41.185-07:00">
            <text:p>Aug 11, 1996</text:p>
          </table:table-cell>
          <table:table-cell office:value-type="string" office:string-value="747-88-0443">
            <text:p>747-88-0443</text:p>
          </table:table-cell>
          <table:table-cell office:value-type="string" office:string-value="Iceborough Secondary College">
            <text:p>Iceborough Secondary College</text:p>
          </table:table-cell>
          <table:table-cell office:value-type="string" office:string-value="(988) 009-9756 x96401">
            <text:p>(988) 009-9756 x96401</text:p>
          </table:table-cell>
          <table:table-cell office:value-type="string" office:string-value="wilhelm.sanford@gmail.com">
            <text:p>wilhelm.sanford@gmail.com</text:p>
          </table:table-cell>
          <table:table-cell office:value-type="float" office:value="14481">
            <text:p>14,481</text:p>
          </table:table-cell>
        </table:table-row>
        <table:table-row>
          <table:table-cell office:value-type="float" office:value="37490021">
            <text:p>37,490,021</text:p>
          </table:table-cell>
          <table:table-cell office:value-type="string" office:string-value="Charley">
            <text:p>Charley</text:p>
          </table:table-cell>
          <table:table-cell office:value-type="string" office:string-value="Kling">
            <text:p>Kling</text:p>
          </table:table-cell>
          <table:table-cell office:value-type="string" office:string-value="Apt. 343 68994 Loraine Lodge, East Edgardo, NY 71272-4185">
            <text:p>Apt. 343 68994 Loraine Lodge, East Edgardo, NY 71272-4185</text:p>
          </table:table-cell>
          <table:table-cell office:value-type="date" office:date-value="1970-07-26T07:55:33.633-07:00">
            <text:p>Jul 26, 1970</text:p>
          </table:table-cell>
          <table:table-cell office:value-type="string" office:string-value="836-34-2000">
            <text:p>836-34-2000</text:p>
          </table:table-cell>
          <table:table-cell office:value-type="string" office:string-value="Vertapple Secondary College">
            <text:p>Vertapple Secondary College</text:p>
          </table:table-cell>
          <table:table-cell office:value-type="string" office:string-value="(173) 215-5575 x9204">
            <text:p>(173) 215-5575 x9204</text:p>
          </table:table-cell>
          <table:table-cell office:value-type="string" office:string-value="westley.turcotte@yahoo.com">
            <text:p>westley.turcotte@yahoo.com</text:p>
          </table:table-cell>
          <table:table-cell office:value-type="float" office:value="7113">
            <text:p>7,113</text:p>
          </table:table-cell>
        </table:table-row>
        <table:table-row>
          <table:table-cell office:value-type="float" office:value="25884566">
            <text:p>25,884,566</text:p>
          </table:table-cell>
          <table:table-cell office:value-type="string" office:string-value="Adolfo">
            <text:p>Adolfo</text:p>
          </table:table-cell>
          <table:table-cell office:value-type="string" office:string-value="Hackett">
            <text:p>Hackett</text:p>
          </table:table-cell>
          <table:table-cell office:value-type="string" office:string-value="5626 Camren Viaduct, South Carolannebury, TN 29846-6919">
            <text:p>5626 Camren Viaduct, South Carolannebury, TN 29846-6919</text:p>
          </table:table-cell>
          <table:table-cell office:value-type="date" office:date-value="1973-03-26T03:02:37.491-08:00">
            <text:p>Mar 26, 1973</text:p>
          </table:table-cell>
          <table:table-cell office:value-type="string" office:string-value="696-69-7724">
            <text:p>696-69-7724</text:p>
          </table:table-cell>
          <table:table-cell office:value-type="string" office:string-value="Ironbarrow Secondary College">
            <text:p>Ironbarrow Secondary College</text:p>
          </table:table-cell>
          <table:table-cell office:value-type="string" office:string-value="841.373.9995 x407">
            <text:p>841.373.9995 x407</text:p>
          </table:table-cell>
          <table:table-cell office:value-type="string" office:string-value="quincy.gislason@yahoo.com">
            <text:p>quincy.gislason@yahoo.com</text:p>
          </table:table-cell>
          <table:table-cell office:value-type="float" office:value="6239">
            <text:p>6,239</text:p>
          </table:table-cell>
        </table:table-row>
        <table:table-row>
          <table:table-cell office:value-type="float" office:value="987328111">
            <text:p>987,328,111</text:p>
          </table:table-cell>
          <table:table-cell office:value-type="string" office:string-value="Vance">
            <text:p>Vance</text:p>
          </table:table-cell>
          <table:table-cell office:value-type="string" office:string-value="Osinski">
            <text:p>Osinski</text:p>
          </table:table-cell>
          <table:table-cell office:value-type="string" office:string-value="Apt. 384 8046 Daugherty Flats, Champlinview, KS 11180">
            <text:p>Apt. 384 8046 Daugherty Flats, Champlinview, KS 11180</text:p>
          </table:table-cell>
          <table:table-cell office:value-type="date" office:date-value="1993-11-24T19:26:07.057-08:00">
            <text:p>Nov 24, 1993</text:p>
          </table:table-cell>
          <table:table-cell office:value-type="string" office:string-value="167-40-0220">
            <text:p>167-40-0220</text:p>
          </table:table-cell>
          <table:table-cell office:value-type="string" office:string-value="Marblewald High School">
            <text:p>Marblewald High School</text:p>
          </table:table-cell>
          <table:table-cell office:value-type="string" office:string-value="114.685.4080">
            <text:p>114.685.4080</text:p>
          </table:table-cell>
          <table:table-cell office:value-type="string" office:string-value="nick.kovacek@yahoo.com">
            <text:p>nick.kovacek@yahoo.com</text:p>
          </table:table-cell>
          <table:table-cell office:value-type="float" office:value="10746">
            <text:p>10,746</text:p>
          </table:table-cell>
        </table:table-row>
        <table:table-row>
          <table:table-cell office:value-type="float" office:value="531813763">
            <text:p>531,813,763</text:p>
          </table:table-cell>
          <table:table-cell office:value-type="string" office:string-value="Helmer">
            <text:p>Helmer</text:p>
          </table:table-cell>
          <table:table-cell office:value-type="string" office:string-value="Medhurst">
            <text:p>Medhurst</text:p>
          </table:table-cell>
          <table:table-cell office:value-type="string" office:string-value="764 Considine Wells, Elyssaland, AR 30666">
            <text:p>764 Considine Wells, Elyssaland, AR 30666</text:p>
          </table:table-cell>
          <table:table-cell office:value-type="date" office:date-value="1954-01-02T07:00:09.561-08:00">
            <text:p>Jan 2, 1954</text:p>
          </table:table-cell>
          <table:table-cell office:value-type="string" office:string-value="425-98-4186">
            <text:p>425-98-4186</text:p>
          </table:table-cell>
          <table:table-cell office:value-type="string" office:string-value="Ostbarrow Secondary College">
            <text:p>Ostbarrow Secondary College</text:p>
          </table:table-cell>
          <table:table-cell office:value-type="string" office:string-value="619-816-1396 x9192">
            <text:p>619-816-1396 x9192</text:p>
          </table:table-cell>
          <table:table-cell office:value-type="string" office:string-value="keely.vonrueden@gmail.com">
            <text:p>keely.vonrueden@gmail.com</text:p>
          </table:table-cell>
          <table:table-cell office:value-type="float" office:value="13625">
            <text:p>13,625</text:p>
          </table:table-cell>
        </table:table-row>
        <table:table-row>
          <table:table-cell office:value-type="float" office:value="302551284">
            <text:p>302,551,284</text:p>
          </table:table-cell>
          <table:table-cell office:value-type="string" office:string-value="Laverne">
            <text:p>Laverne</text:p>
          </table:table-cell>
          <table:table-cell office:value-type="string" office:string-value="Pfeffer">
            <text:p>Pfeffer</text:p>
          </table:table-cell>
          <table:table-cell office:value-type="string" office:string-value="Apt. 056 86920 Monty Hill, Tatumtown, NC 53103-7200">
            <text:p>Apt. 056 86920 Monty Hill, Tatumtown, NC 53103-7200</text:p>
          </table:table-cell>
          <table:table-cell office:value-type="date" office:date-value="1996-06-22T19:51:04.622-07:00">
            <text:p>Jun 22, 1996</text:p>
          </table:table-cell>
          <table:table-cell office:value-type="string" office:string-value="071-86-7405">
            <text:p>071-86-7405</text:p>
          </table:table-cell>
          <table:table-cell office:value-type="string" office:string-value="Bluemeadow High">
            <text:p>Bluemeadow High</text:p>
          </table:table-cell>
          <table:table-cell office:value-type="string" office:string-value="(389) 383-4167 x8765">
            <text:p>(389) 383-4167 x8765</text:p>
          </table:table-cell>
          <table:table-cell office:value-type="string" office:string-value="victor.haag@yahoo.com">
            <text:p>victor.haag@yahoo.com</text:p>
          </table:table-cell>
          <table:table-cell office:value-type="float" office:value="10301">
            <text:p>10,301</text:p>
          </table:table-cell>
        </table:table-row>
        <table:table-row>
          <table:table-cell office:value-type="float" office:value="943759694">
            <text:p>943,759,694</text:p>
          </table:table-cell>
          <table:table-cell office:value-type="string" office:string-value="Wilhelm">
            <text:p>Wilhelm</text:p>
          </table:table-cell>
          <table:table-cell office:value-type="string" office:string-value="Torp">
            <text:p>Torp</text:p>
          </table:table-cell>
          <table:table-cell office:value-type="string" office:string-value="21598 Erin Common, West Eduardo, NC 62864-8361">
            <text:p>21598 Erin Common, West Eduardo, NC 62864-8361</text:p>
          </table:table-cell>
          <table:table-cell office:value-type="date" office:date-value="1970-05-14T13:18:19.453-07:00">
            <text:p>May 14, 1970</text:p>
          </table:table-cell>
          <table:table-cell office:value-type="string" office:string-value="589-94-6555">
            <text:p>589-94-6555</text:p>
          </table:table-cell>
          <table:table-cell office:value-type="string" office:string-value="Brighthurst High School">
            <text:p>Brighthurst High School</text:p>
          </table:table-cell>
          <table:table-cell office:value-type="string" office:string-value="436-339-8312 x209">
            <text:p>436-339-8312 x209</text:p>
          </table:table-cell>
          <table:table-cell office:value-type="string" office:string-value="julianne.muller@gmail.com">
            <text:p>julianne.muller@gmail.com</text:p>
          </table:table-cell>
          <table:table-cell office:value-type="float" office:value="12289">
            <text:p>12,289</text:p>
          </table:table-cell>
        </table:table-row>
        <table:table-row>
          <table:table-cell office:value-type="float" office:value="997232916">
            <text:p>997,232,916</text:p>
          </table:table-cell>
          <table:table-cell office:value-type="string" office:string-value="Colt">
            <text:p>Colt</text:p>
          </table:table-cell>
          <table:table-cell office:value-type="string" office:string-value="Roberts">
            <text:p>Roberts</text:p>
          </table:table-cell>
          <table:table-cell office:value-type="string" office:string-value="6028 Russel Trace, South Odellburgh, OK 41685-4198">
            <text:p>6028 Russel Trace, South Odellburgh, OK 41685-4198</text:p>
          </table:table-cell>
          <table:table-cell office:value-type="date" office:date-value="1990-01-11T14:48:09.933-08:00">
            <text:p>Jan 11, 1990</text:p>
          </table:table-cell>
          <table:table-cell office:value-type="string" office:string-value="720-70-8191">
            <text:p>720-70-8191</text:p>
          </table:table-cell>
          <table:table-cell office:value-type="string" office:string-value="Ostbarrow Secondary College">
            <text:p>Ostbarrow Secondary College</text:p>
          </table:table-cell>
          <table:table-cell office:value-type="string" office:string-value="280.804.4255">
            <text:p>280.804.4255</text:p>
          </table:table-cell>
          <table:table-cell office:value-type="string" office:string-value="augustus.dicki@gmail.com">
            <text:p>augustus.dicki@gmail.com</text:p>
          </table:table-cell>
          <table:table-cell office:value-type="float" office:value="14959">
            <text:p>14,959</text:p>
          </table:table-cell>
        </table:table-row>
        <table:table-row>
          <table:table-cell office:value-type="float" office:value="848629768">
            <text:p>848,629,768</text:p>
          </table:table-cell>
          <table:table-cell office:value-type="string" office:string-value="Chelsea">
            <text:p>Chelsea</text:p>
          </table:table-cell>
          <table:table-cell office:value-type="string" office:string-value="West">
            <text:p>West</text:p>
          </table:table-cell>
          <table:table-cell office:value-type="string" office:string-value="Apt. 782 5302 Carroll Orchard, Lake Granvilletown, MD 62161-6963">
            <text:p>Apt. 782 5302 Carroll Orchard, Lake Granvilletown, MD 62161-6963</text:p>
          </table:table-cell>
          <table:table-cell office:value-type="date" office:date-value="1986-02-16T10:53:27.653-08:00">
            <text:p>Feb 16, 1986</text:p>
          </table:table-cell>
          <table:table-cell office:value-type="string" office:string-value="224-58-8287">
            <text:p>224-58-8287</text:p>
          </table:table-cell>
          <table:table-cell office:value-type="string" office:string-value="Mallowpond Secondary College">
            <text:p>Mallowpond Secondary College</text:p>
          </table:table-cell>
          <table:table-cell office:value-type="string" office:string-value="1-390-958-1823 x57523">
            <text:p>1-390-958-1823 x57523</text:p>
          </table:table-cell>
          <table:table-cell office:value-type="string" office:string-value="kallie.kuhlman@hotmail.com">
            <text:p>kallie.kuhlman@hotmail.com</text:p>
          </table:table-cell>
          <table:table-cell office:value-type="float" office:value="12997">
            <text:p>12,997</text:p>
          </table:table-cell>
        </table:table-row>
        <table:table-row>
          <table:table-cell office:value-type="float" office:value="757867621">
            <text:p>757,867,621</text:p>
          </table:table-cell>
          <table:table-cell office:value-type="string" office:string-value="Onie">
            <text:p>Onie</text:p>
          </table:table-cell>
          <table:table-cell office:value-type="string" office:string-value="Bartoletti">
            <text:p>Bartoletti</text:p>
          </table:table-cell>
          <table:table-cell office:value-type="string" office:string-value="Suite 694 629 Lysanne Fall, Jerodburgh, ID 50422">
            <text:p>Suite 694 629 Lysanne Fall, Jerodburgh, ID 50422</text:p>
          </table:table-cell>
          <table:table-cell office:value-type="date" office:date-value="1961-03-03T12:28:15.564-08:00">
            <text:p>Mar 3, 1961</text:p>
          </table:table-cell>
          <table:table-cell office:value-type="string" office:string-value="796-25-4736">
            <text:p>796-25-4736</text:p>
          </table:table-cell>
          <table:table-cell office:value-type="string" office:string-value="Mallowtown High School">
            <text:p>Mallowtown High School</text:p>
          </table:table-cell>
          <table:table-cell office:value-type="string" office:string-value="(423) 711-0452 x908">
            <text:p>(423) 711-0452 x908</text:p>
          </table:table-cell>
          <table:table-cell office:value-type="string" office:string-value="troy.johnson@yahoo.com">
            <text:p>troy.johnson@yahoo.com</text:p>
          </table:table-cell>
          <table:table-cell office:value-type="float" office:value="14194">
            <text:p>14,194</text:p>
          </table:table-cell>
        </table:table-row>
        <table:table-row>
          <table:table-cell office:value-type="float" office:value="638898141">
            <text:p>638,898,141</text:p>
          </table:table-cell>
          <table:table-cell office:value-type="string" office:string-value="Dawson">
            <text:p>Dawson</text:p>
          </table:table-cell>
          <table:table-cell office:value-type="string" office:string-value="Morissette">
            <text:p>Morissette</text:p>
          </table:table-cell>
          <table:table-cell office:value-type="string" office:string-value="Apt. 171 1936 Gaylord Overpass, Jacobimouth, HI 72744-4463">
            <text:p>Apt. 171 1936 Gaylord Overpass, Jacobimouth, HI 72744-4463</text:p>
          </table:table-cell>
          <table:table-cell office:value-type="date" office:date-value="1969-01-27T09:03:29.457-08:00">
            <text:p>Jan 27, 1969</text:p>
          </table:table-cell>
          <table:table-cell office:value-type="string" office:string-value="171-78-8027">
            <text:p>171-78-8027</text:p>
          </table:table-cell>
          <table:table-cell office:value-type="string" office:string-value="Ostbarrow Secondary College">
            <text:p>Ostbarrow Secondary College</text:p>
          </table:table-cell>
          <table:table-cell office:value-type="string" office:string-value="1-051-138-8329 x0332">
            <text:p>1-051-138-8329 x0332</text:p>
          </table:table-cell>
          <table:table-cell office:value-type="string" office:string-value="georgette.christiansen@hotmail.com">
            <text:p>georgette.christiansen@hotmail.com</text:p>
          </table:table-cell>
          <table:table-cell office:value-type="float" office:value="5713">
            <text:p>5,713</text:p>
          </table:table-cell>
        </table:table-row>
        <table:table-row>
          <table:table-cell office:value-type="float" office:value="925466278">
            <text:p>925,466,278</text:p>
          </table:table-cell>
          <table:table-cell office:value-type="string" office:string-value="Jonathon">
            <text:p>Jonathon</text:p>
          </table:table-cell>
          <table:table-cell office:value-type="string" office:string-value="Brekke">
            <text:p>Brekke</text:p>
          </table:table-cell>
          <table:table-cell office:value-type="string" office:string-value="081 Katharina Crescent, Simonisville, OR 32482-3835">
            <text:p>081 Katharina Crescent, Simonisville, OR 32482-3835</text:p>
          </table:table-cell>
          <table:table-cell office:value-type="date" office:date-value="1989-04-19T09:59:02.704-07:00">
            <text:p>Apr 19, 1989</text:p>
          </table:table-cell>
          <table:table-cell office:value-type="string" office:string-value="530-35-8546">
            <text:p>530-35-8546</text:p>
          </table:table-cell>
          <table:table-cell office:value-type="string" office:string-value="Clearcourt Secondary College">
            <text:p>Clearcourt Secondary College</text:p>
          </table:table-cell>
          <table:table-cell office:value-type="string" office:string-value="755.177.2960 x412">
            <text:p>755.177.2960 x412</text:p>
          </table:table-cell>
          <table:table-cell office:value-type="string" office:string-value="rosemary.dickens@hotmail.com">
            <text:p>rosemary.dickens@hotmail.com</text:p>
          </table:table-cell>
          <table:table-cell office:value-type="float" office:value="5675">
            <text:p>5,675</text:p>
          </table:table-cell>
        </table:table-row>
        <table:table-row>
          <table:table-cell office:value-type="float" office:value="227921956">
            <text:p>227,921,956</text:p>
          </table:table-cell>
          <table:table-cell office:value-type="string" office:string-value="Gerda">
            <text:p>Gerda</text:p>
          </table:table-cell>
          <table:table-cell office:value-type="string" office:string-value="Stark">
            <text:p>Stark</text:p>
          </table:table-cell>
          <table:table-cell office:value-type="string" office:string-value="Suite 062 23269 Bertram Mission, Effieport, CT 03129-1974">
            <text:p>Suite 062 23269 Bertram Mission, Effieport, CT 03129-1974</text:p>
          </table:table-cell>
          <table:table-cell office:value-type="date" office:date-value="1981-07-20T10:00:33.578-07:00">
            <text:p>Jul 20, 1981</text:p>
          </table:table-cell>
          <table:table-cell office:value-type="string" office:string-value="216-24-9571">
            <text:p>216-24-9571</text:p>
          </table:table-cell>
          <table:table-cell office:value-type="string" office:string-value="Brighthurst High School">
            <text:p>Brighthurst High School</text:p>
          </table:table-cell>
          <table:table-cell office:value-type="string" office:string-value="1-040-913-2369 x08808">
            <text:p>1-040-913-2369 x08808</text:p>
          </table:table-cell>
          <table:table-cell office:value-type="string" office:string-value="clovis.gutkowski@yahoo.com">
            <text:p>clovis.gutkowski@yahoo.com</text:p>
          </table:table-cell>
          <table:table-cell office:value-type="float" office:value="5387">
            <text:p>5,387</text:p>
          </table:table-cell>
        </table:table-row>
        <table:table-row>
          <table:table-cell office:value-type="float" office:value="185465165">
            <text:p>185,465,165</text:p>
          </table:table-cell>
          <table:table-cell office:value-type="string" office:string-value="Derrick">
            <text:p>Derrick</text:p>
          </table:table-cell>
          <table:table-cell office:value-type="string" office:string-value="Glover">
            <text:p>Glover</text:p>
          </table:table-cell>
          <table:table-cell office:value-type="string" office:string-value="Suite 397 0168 Jordane Ridge, Karleychester, NY 01587">
            <text:p>Suite 397 0168 Jordane Ridge, Karleychester, NY 01587</text:p>
          </table:table-cell>
          <table:table-cell office:value-type="date" office:date-value="1955-01-31T13:29:48.633-08:00">
            <text:p>Jan 31, 1955</text:p>
          </table:table-cell>
          <table:table-cell office:value-type="string" office:string-value="640-96-7287">
            <text:p>640-96-7287</text:p>
          </table:table-cell>
          <table:table-cell office:value-type="string" office:string-value="Ironbarrow High School">
            <text:p>Ironbarrow High School</text:p>
          </table:table-cell>
          <table:table-cell office:value-type="string" office:string-value="959.116.3688">
            <text:p>959.116.3688</text:p>
          </table:table-cell>
          <table:table-cell office:value-type="string" office:string-value="electa.boyer@hotmail.com">
            <text:p>electa.boyer@hotmail.com</text:p>
          </table:table-cell>
          <table:table-cell office:value-type="float" office:value="13280">
            <text:p>13,280</text:p>
          </table:table-cell>
        </table:table-row>
        <table:table-row>
          <table:table-cell office:value-type="float" office:value="702843286">
            <text:p>702,843,286</text:p>
          </table:table-cell>
          <table:table-cell office:value-type="string" office:string-value="Jeramy">
            <text:p>Jeramy</text:p>
          </table:table-cell>
          <table:table-cell office:value-type="string" office:string-value="Stracke">
            <text:p>Stracke</text:p>
          </table:table-cell>
          <table:table-cell office:value-type="string" office:string-value="3744 Jakubowski Union, Beattyburgh, GA 24904">
            <text:p>3744 Jakubowski Union, Beattyburgh, GA 24904</text:p>
          </table:table-cell>
          <table:table-cell office:value-type="date" office:date-value="1961-12-13T11:01:56.819-08:00">
            <text:p>Dec 13, 1961</text:p>
          </table:table-cell>
          <table:table-cell office:value-type="string" office:string-value="607-69-1661">
            <text:p>607-69-1661</text:p>
          </table:table-cell>
          <table:table-cell office:value-type="string" office:string-value="Brighthurst High School">
            <text:p>Brighthurst High School</text:p>
          </table:table-cell>
          <table:table-cell office:value-type="string" office:string-value="243.205.6197 x414">
            <text:p>243.205.6197 x414</text:p>
          </table:table-cell>
          <table:table-cell office:value-type="string" office:string-value="coy.altenwerth@gmail.com">
            <text:p>coy.altenwerth@gmail.com</text:p>
          </table:table-cell>
          <table:table-cell office:value-type="float" office:value="11390">
            <text:p>11,390</text:p>
          </table:table-cell>
        </table:table-row>
        <table:table-row>
          <table:table-cell office:value-type="float" office:value="473263207">
            <text:p>473,263,207</text:p>
          </table:table-cell>
          <table:table-cell office:value-type="string" office:string-value="Adriana">
            <text:p>Adriana</text:p>
          </table:table-cell>
          <table:table-cell office:value-type="string" office:string-value="Green">
            <text:p>Green</text:p>
          </table:table-cell>
          <table:table-cell office:value-type="string" office:string-value="Apt. 519 5135 Daisy Stravenue, South Johan, TN 13016">
            <text:p>Apt. 519 5135 Daisy Stravenue, South Johan, TN 13016</text:p>
          </table:table-cell>
          <table:table-cell office:value-type="date" office:date-value="1999-05-27T22:41:09.710-07:00">
            <text:p>May 27, 1999</text:p>
          </table:table-cell>
          <table:table-cell office:value-type="string" office:string-value="090-63-6629">
            <text:p>090-63-6629</text:p>
          </table:table-cell>
          <table:table-cell office:value-type="string" office:string-value="Flowerlake Secondary College">
            <text:p>Flowerlake Secondary College</text:p>
          </table:table-cell>
          <table:table-cell office:value-type="string" office:string-value="1-206-927-8257">
            <text:p>1-206-927-8257</text:p>
          </table:table-cell>
          <table:table-cell office:value-type="string" office:string-value="darby.hilll@gmail.com">
            <text:p>darby.hilll@gmail.com</text:p>
          </table:table-cell>
          <table:table-cell office:value-type="float" office:value="13854">
            <text:p>13,854</text:p>
          </table:table-cell>
        </table:table-row>
        <table:table-row>
          <table:table-cell office:value-type="float" office:value="861987392">
            <text:p>861,987,392</text:p>
          </table:table-cell>
          <table:table-cell office:value-type="string" office:string-value="Nelle">
            <text:p>Nelle</text:p>
          </table:table-cell>
          <table:table-cell office:value-type="string" office:string-value="Leuschke">
            <text:p>Leuschke</text:p>
          </table:table-cell>
          <table:table-cell office:value-type="string" office:string-value="594 America Street, Adriannastad, VA 63839">
            <text:p>594 America Street, Adriannastad, VA 63839</text:p>
          </table:table-cell>
          <table:table-cell office:value-type="date" office:date-value="1994-11-28T19:27:53.173-08:00">
            <text:p>Nov 28, 1994</text:p>
          </table:table-cell>
          <table:table-cell office:value-type="string" office:string-value="552-79-4754">
            <text:p>552-79-4754</text:p>
          </table:table-cell>
          <table:table-cell office:value-type="string" office:string-value="Flowerlake High">
            <text:p>Flowerlake High</text:p>
          </table:table-cell>
          <table:table-cell office:value-type="string" office:string-value="051.218.6594 x9677">
            <text:p>051.218.6594 x9677</text:p>
          </table:table-cell>
          <table:table-cell office:value-type="string" office:string-value="lela.grimes@gmail.com">
            <text:p>lela.grimes@gmail.com</text:p>
          </table:table-cell>
          <table:table-cell office:value-type="float" office:value="9119">
            <text:p>9,119</text:p>
          </table:table-cell>
        </table:table-row>
        <table:table-row>
          <table:table-cell office:value-type="float" office:value="962384295">
            <text:p>962,384,295</text:p>
          </table:table-cell>
          <table:table-cell office:value-type="string" office:string-value="Marion">
            <text:p>Marion</text:p>
          </table:table-cell>
          <table:table-cell office:value-type="string" office:string-value="Emmerich">
            <text:p>Emmerich</text:p>
          </table:table-cell>
          <table:table-cell office:value-type="string" office:string-value="652 Salma Course, Desireemouth, UT 61391">
            <text:p>652 Salma Course, Desireemouth, UT 61391</text:p>
          </table:table-cell>
          <table:table-cell office:value-type="date" office:date-value="1965-06-13T20:22:07.966-07:00">
            <text:p>Jun 13, 1965</text:p>
          </table:table-cell>
          <table:table-cell office:value-type="string" office:string-value="117-56-4607">
            <text:p>117-56-4607</text:p>
          </table:table-cell>
          <table:table-cell office:value-type="string" office:string-value="Brighthurst High School">
            <text:p>Brighthurst High School</text:p>
          </table:table-cell>
          <table:table-cell office:value-type="string" office:string-value="080.973.9134 x498">
            <text:p>080.973.9134 x498</text:p>
          </table:table-cell>
          <table:table-cell office:value-type="string" office:string-value="jane.schiller@yahoo.com">
            <text:p>jane.schiller@yahoo.com</text:p>
          </table:table-cell>
          <table:table-cell office:value-type="float" office:value="14659">
            <text:p>14,659</text:p>
          </table:table-cell>
        </table:table-row>
        <table:table-row>
          <table:table-cell office:value-type="float" office:value="273137393">
            <text:p>273,137,393</text:p>
          </table:table-cell>
          <table:table-cell office:value-type="string" office:string-value="Delilah">
            <text:p>Delilah</text:p>
          </table:table-cell>
          <table:table-cell office:value-type="string" office:string-value="Aufderhar">
            <text:p>Aufderhar</text:p>
          </table:table-cell>
          <table:table-cell office:value-type="string" office:string-value="Suite 091 80777 Wilson Tunnel, Port Leolamouth, WY 26220">
            <text:p>Suite 091 80777 Wilson Tunnel, Port Leolamouth, WY 26220</text:p>
          </table:table-cell>
          <table:table-cell office:value-type="date" office:date-value="1955-09-03T13:50:31.340-07:00">
            <text:p>Sep 3, 1955</text:p>
          </table:table-cell>
          <table:table-cell office:value-type="string" office:string-value="283-97-9495">
            <text:p>283-97-9495</text:p>
          </table:table-cell>
          <table:table-cell office:value-type="string" office:string-value="Mallowtown High">
            <text:p>Mallowtown High</text:p>
          </table:table-cell>
          <table:table-cell office:value-type="string" office:string-value="864.400.3729 x91591">
            <text:p>864.400.3729 x91591</text:p>
          </table:table-cell>
          <table:table-cell office:value-type="string" office:string-value="friedrich.glover@hotmail.com">
            <text:p>friedrich.glover@hotmail.com</text:p>
          </table:table-cell>
          <table:table-cell office:value-type="float" office:value="5458">
            <text:p>5,458</text:p>
          </table:table-cell>
        </table:table-row>
        <table:table-row>
          <table:table-cell office:value-type="float" office:value="380765913">
            <text:p>380,765,913</text:p>
          </table:table-cell>
          <table:table-cell office:value-type="string" office:string-value="Karl">
            <text:p>Karl</text:p>
          </table:table-cell>
          <table:table-cell office:value-type="string" office:string-value="Pacocha">
            <text:p>Pacocha</text:p>
          </table:table-cell>
          <table:table-cell office:value-type="string" office:string-value="814 Mertz Mountains, Treutelmouth, NY 43789-2069">
            <text:p>814 Mertz Mountains, Treutelmouth, NY 43789-2069</text:p>
          </table:table-cell>
          <table:table-cell office:value-type="date" office:date-value="1985-08-13T11:28:31.257-07:00">
            <text:p>Aug 13, 1985</text:p>
          </table:table-cell>
          <table:table-cell office:value-type="string" office:string-value="792-97-6961">
            <text:p>792-97-6961</text:p>
          </table:table-cell>
          <table:table-cell office:value-type="string" office:string-value="Ironston High School">
            <text:p>Ironston High School</text:p>
          </table:table-cell>
          <table:table-cell office:value-type="string" office:string-value="1-874-277-9775">
            <text:p>1-874-277-9775</text:p>
          </table:table-cell>
          <table:table-cell office:value-type="string" office:string-value="nora.schmeler@gmail.com">
            <text:p>nora.schmeler@gmail.com</text:p>
          </table:table-cell>
          <table:table-cell office:value-type="float" office:value="8021">
            <text:p>8,021</text:p>
          </table:table-cell>
        </table:table-row>
        <table:table-row>
          <table:table-cell office:value-type="float" office:value="259253840">
            <text:p>259,253,840</text:p>
          </table:table-cell>
          <table:table-cell office:value-type="string" office:string-value="Oceane">
            <text:p>Oceane</text:p>
          </table:table-cell>
          <table:table-cell office:value-type="string" office:string-value="Kris">
            <text:p>Kris</text:p>
          </table:table-cell>
          <table:table-cell office:value-type="string" office:string-value="9713 Klocko Ford, Bogisichshire, NH 33597-5943">
            <text:p>9713 Klocko Ford, Bogisichshire, NH 33597-5943</text:p>
          </table:table-cell>
          <table:table-cell office:value-type="date" office:date-value="1973-06-03T10:38:07.446-07:00">
            <text:p>Jun 3, 1973</text:p>
          </table:table-cell>
          <table:table-cell office:value-type="string" office:string-value="078-88-9310">
            <text:p>078-88-9310</text:p>
          </table:table-cell>
          <table:table-cell office:value-type="string" office:string-value="Icelyn High">
            <text:p>Icelyn High</text:p>
          </table:table-cell>
          <table:table-cell office:value-type="string" office:string-value="(433) 373-5596 x959">
            <text:p>(433) 373-5596 x959</text:p>
          </table:table-cell>
          <table:table-cell office:value-type="string" office:string-value="reynold.weber@gmail.com">
            <text:p>reynold.weber@gmail.com</text:p>
          </table:table-cell>
          <table:table-cell office:value-type="float" office:value="11532">
            <text:p>11,532</text:p>
          </table:table-cell>
        </table:table-row>
        <table:table-row>
          <table:table-cell office:value-type="float" office:value="502674262">
            <text:p>502,674,262</text:p>
          </table:table-cell>
          <table:table-cell office:value-type="string" office:string-value="Arch">
            <text:p>Arch</text:p>
          </table:table-cell>
          <table:table-cell office:value-type="string" office:string-value="Herman">
            <text:p>Herman</text:p>
          </table:table-cell>
          <table:table-cell office:value-type="string" office:string-value="Suite 805 21769 Fadel Village, Johnsland, IN 28321">
            <text:p>Suite 805 21769 Fadel Village, Johnsland, IN 28321</text:p>
          </table:table-cell>
          <table:table-cell office:value-type="date" office:date-value="1986-08-08T02:18:29.545-07:00">
            <text:p>Aug 8, 1986</text:p>
          </table:table-cell>
          <table:table-cell office:value-type="string" office:string-value="385-37-6176">
            <text:p>385-37-6176</text:p>
          </table:table-cell>
          <table:table-cell office:value-type="string" office:string-value="Icelyn High">
            <text:p>Icelyn High</text:p>
          </table:table-cell>
          <table:table-cell office:value-type="string" office:string-value="671.112.5194 x74651">
            <text:p>671.112.5194 x74651</text:p>
          </table:table-cell>
          <table:table-cell office:value-type="string" office:string-value="aileen.davis@yahoo.com">
            <text:p>aileen.davis@yahoo.com</text:p>
          </table:table-cell>
          <table:table-cell office:value-type="float" office:value="5468">
            <text:p>5,468</text:p>
          </table:table-cell>
        </table:table-row>
        <table:table-row>
          <table:table-cell office:value-type="float" office:value="339514187">
            <text:p>339,514,187</text:p>
          </table:table-cell>
          <table:table-cell office:value-type="string" office:string-value="Thaddeus">
            <text:p>Thaddeus</text:p>
          </table:table-cell>
          <table:table-cell office:value-type="string" office:string-value="Blanda">
            <text:p>Blanda</text:p>
          </table:table-cell>
          <table:table-cell office:value-type="string" office:string-value="6959 Abigale Summit, South Adam, TN 22771">
            <text:p>6959 Abigale Summit, South Adam, TN 22771</text:p>
          </table:table-cell>
          <table:table-cell office:value-type="date" office:date-value="1978-12-22T08:39:04.984-08:00">
            <text:p>Dec 22, 1978</text:p>
          </table:table-cell>
          <table:table-cell office:value-type="string" office:string-value="723-53-7498">
            <text:p>723-53-7498</text:p>
          </table:table-cell>
          <table:table-cell office:value-type="string" office:string-value="Ironbarrow High">
            <text:p>Ironbarrow High</text:p>
          </table:table-cell>
          <table:table-cell office:value-type="string" office:string-value="564-453-2104 x8421">
            <text:p>564-453-2104 x8421</text:p>
          </table:table-cell>
          <table:table-cell office:value-type="string" office:string-value="jamie.rolfson@hotmail.com">
            <text:p>jamie.rolfson@hotmail.com</text:p>
          </table:table-cell>
          <table:table-cell office:value-type="float" office:value="6063">
            <text:p>6,063</text:p>
          </table:table-cell>
        </table:table-row>
        <table:table-row>
          <table:table-cell office:value-type="float" office:value="98516566">
            <text:p>98,516,566</text:p>
          </table:table-cell>
          <table:table-cell office:value-type="string" office:string-value="Marquis">
            <text:p>Marquis</text:p>
          </table:table-cell>
          <table:table-cell office:value-type="string" office:string-value="Conroy">
            <text:p>Conroy</text:p>
          </table:table-cell>
          <table:table-cell office:value-type="string" office:string-value="Suite 800 4518 Jamey Forks, Ernserview, NV 78192-8190">
            <text:p>Suite 800 4518 Jamey Forks, Ernserview, NV 78192-8190</text:p>
          </table:table-cell>
          <table:table-cell office:value-type="date" office:date-value="1973-03-15T18:16:04.341-08:00">
            <text:p>Mar 15, 1973</text:p>
          </table:table-cell>
          <table:table-cell office:value-type="string" office:string-value="651-03-0454">
            <text:p>651-03-0454</text:p>
          </table:table-cell>
          <table:table-cell office:value-type="string" office:string-value="Ironbarrow High">
            <text:p>Ironbarrow High</text:p>
          </table:table-cell>
          <table:table-cell office:value-type="string" office:string-value="500.320.6500">
            <text:p>500.320.6500</text:p>
          </table:table-cell>
          <table:table-cell office:value-type="string" office:string-value="donny.russel@hotmail.com">
            <text:p>donny.russel@hotmail.com</text:p>
          </table:table-cell>
          <table:table-cell office:value-type="float" office:value="6954">
            <text:p>6,954</text:p>
          </table:table-cell>
        </table:table-row>
        <table:table-row>
          <table:table-cell office:value-type="float" office:value="170073398">
            <text:p>170,073,398</text:p>
          </table:table-cell>
          <table:table-cell office:value-type="string" office:string-value="Dejuan">
            <text:p>Dejuan</text:p>
          </table:table-cell>
          <table:table-cell office:value-type="string" office:string-value="Cassin">
            <text:p>Cassin</text:p>
          </table:table-cell>
          <table:table-cell office:value-type="string" office:string-value="Suite 397 152 Kutch Mission, Port Orentown, MD 85092">
            <text:p>Suite 397 152 Kutch Mission, Port Orentown, MD 85092</text:p>
          </table:table-cell>
          <table:table-cell office:value-type="date" office:date-value="1959-07-13T11:42:16.007-07:00">
            <text:p>Jul 13, 1959</text:p>
          </table:table-cell>
          <table:table-cell office:value-type="string" office:string-value="253-13-3625">
            <text:p>253-13-3625</text:p>
          </table:table-cell>
          <table:table-cell office:value-type="string" office:string-value="Falconholt High School">
            <text:p>Falconholt High School</text:p>
          </table:table-cell>
          <table:table-cell office:value-type="string" office:string-value="(275) 624-6385">
            <text:p>(275) 624-6385</text:p>
          </table:table-cell>
          <table:table-cell office:value-type="string" office:string-value="rocky.walter@yahoo.com">
            <text:p>rocky.walter@yahoo.com</text:p>
          </table:table-cell>
          <table:table-cell office:value-type="float" office:value="8503">
            <text:p>8,503</text:p>
          </table:table-cell>
        </table:table-row>
        <table:table-row>
          <table:table-cell office:value-type="float" office:value="506028744">
            <text:p>506,028,744</text:p>
          </table:table-cell>
          <table:table-cell office:value-type="string" office:string-value="Cathrine">
            <text:p>Cathrine</text:p>
          </table:table-cell>
          <table:table-cell office:value-type="string" office:string-value="Doyle">
            <text:p>Doyle</text:p>
          </table:table-cell>
          <table:table-cell office:value-type="string" office:string-value="6167 Cartwright Fort, New Deborah, VT 55493-6533">
            <text:p>6167 Cartwright Fort, New Deborah, VT 55493-6533</text:p>
          </table:table-cell>
          <table:table-cell office:value-type="date" office:date-value="1990-07-24T16:49:24.109-07:00">
            <text:p>Jul 24, 1990</text:p>
          </table:table-cell>
          <table:table-cell office:value-type="string" office:string-value="866-68-2727">
            <text:p>866-68-2727</text:p>
          </table:table-cell>
          <table:table-cell office:value-type="string" office:string-value="Brighthurst High">
            <text:p>Brighthurst High</text:p>
          </table:table-cell>
          <table:table-cell office:value-type="string" office:string-value="963.112.8281">
            <text:p>963.112.8281</text:p>
          </table:table-cell>
          <table:table-cell office:value-type="string" office:string-value="jefferey.deckow@gmail.com">
            <text:p>jefferey.deckow@gmail.com</text:p>
          </table:table-cell>
          <table:table-cell office:value-type="float" office:value="10083">
            <text:p>10,083</text:p>
          </table:table-cell>
        </table:table-row>
        <table:table-row>
          <table:table-cell office:value-type="float" office:value="777966118">
            <text:p>777,966,118</text:p>
          </table:table-cell>
          <table:table-cell office:value-type="string" office:string-value="Dennis">
            <text:p>Dennis</text:p>
          </table:table-cell>
          <table:table-cell office:value-type="string" office:string-value="Maggio">
            <text:p>Maggio</text:p>
          </table:table-cell>
          <table:table-cell office:value-type="string" office:string-value="0493 Koelpin Crossing, Murphytown, OH 54242">
            <text:p>0493 Koelpin Crossing, Murphytown, OH 54242</text:p>
          </table:table-cell>
          <table:table-cell office:value-type="date" office:date-value="1962-04-19T02:31:06.824-08:00">
            <text:p>Apr 19, 1962</text:p>
          </table:table-cell>
          <table:table-cell office:value-type="string" office:string-value="282-03-5379">
            <text:p>282-03-5379</text:p>
          </table:table-cell>
          <table:table-cell office:value-type="string" office:string-value="Bluemeadow Secondary College">
            <text:p>Bluemeadow Secondary College</text:p>
          </table:table-cell>
          <table:table-cell office:value-type="string" office:string-value="163-235-7808 x8849">
            <text:p>163-235-7808 x8849</text:p>
          </table:table-cell>
          <table:table-cell office:value-type="string" office:string-value="lexus.marquardt@hotmail.com">
            <text:p>lexus.marquardt@hotmail.com</text:p>
          </table:table-cell>
          <table:table-cell office:value-type="float" office:value="10291">
            <text:p>10,291</text:p>
          </table:table-cell>
        </table:table-row>
        <table:table-row>
          <table:table-cell office:value-type="float" office:value="81783006">
            <text:p>81,783,006</text:p>
          </table:table-cell>
          <table:table-cell office:value-type="string" office:string-value="Everardo">
            <text:p>Everardo</text:p>
          </table:table-cell>
          <table:table-cell office:value-type="string" office:string-value="Price">
            <text:p>Price</text:p>
          </table:table-cell>
          <table:table-cell office:value-type="string" office:string-value="125 Pfeffer Highway, Bauchside, WA 46284-9815">
            <text:p>125 Pfeffer Highway, Bauchside, WA 46284-9815</text:p>
          </table:table-cell>
          <table:table-cell office:value-type="date" office:date-value="1990-02-28T22:20:58.301-08:00">
            <text:p>Feb 28, 1990</text:p>
          </table:table-cell>
          <table:table-cell office:value-type="string" office:string-value="494-38-1797">
            <text:p>494-38-1797</text:p>
          </table:table-cell>
          <table:table-cell office:value-type="string" office:string-value="Marblewald Secondary College">
            <text:p>Marblewald Secondary College</text:p>
          </table:table-cell>
          <table:table-cell office:value-type="string" office:string-value="401-094-8104">
            <text:p>401-094-8104</text:p>
          </table:table-cell>
          <table:table-cell office:value-type="string" office:string-value="rahul.mitchell@hotmail.com">
            <text:p>rahul.mitchell@hotmail.com</text:p>
          </table:table-cell>
          <table:table-cell office:value-type="float" office:value="8249">
            <text:p>8,249</text:p>
          </table:table-cell>
        </table:table-row>
        <table:table-row>
          <table:table-cell office:value-type="float" office:value="233339121">
            <text:p>233,339,121</text:p>
          </table:table-cell>
          <table:table-cell office:value-type="string" office:string-value="Asa">
            <text:p>Asa</text:p>
          </table:table-cell>
          <table:table-cell office:value-type="string" office:string-value="Simonis">
            <text:p>Simonis</text:p>
          </table:table-cell>
          <table:table-cell office:value-type="string" office:string-value="3366 Flatley Point, Lake Lyla, UT 39970">
            <text:p>3366 Flatley Point, Lake Lyla, UT 39970</text:p>
          </table:table-cell>
          <table:table-cell office:value-type="date" office:date-value="1958-01-09T08:08:11.831-08:00">
            <text:p>Jan 9, 1958</text:p>
          </table:table-cell>
          <table:table-cell office:value-type="string" office:string-value="856-84-9118">
            <text:p>856-84-9118</text:p>
          </table:table-cell>
          <table:table-cell office:value-type="string" office:string-value="Ironbarrow Secondary College">
            <text:p>Ironbarrow Secondary College</text:p>
          </table:table-cell>
          <table:table-cell office:value-type="string" office:string-value="1-578-600-6435 x02664">
            <text:p>1-578-600-6435 x02664</text:p>
          </table:table-cell>
          <table:table-cell office:value-type="string" office:string-value="laurie.roob@hotmail.com">
            <text:p>laurie.roob@hotmail.com</text:p>
          </table:table-cell>
          <table:table-cell office:value-type="float" office:value="6759">
            <text:p>6,759</text:p>
          </table:table-cell>
        </table:table-row>
        <table:table-row>
          <table:table-cell office:value-type="float" office:value="626886132">
            <text:p>626,886,132</text:p>
          </table:table-cell>
          <table:table-cell office:value-type="string" office:string-value="General">
            <text:p>General</text:p>
          </table:table-cell>
          <table:table-cell office:value-type="string" office:string-value="Mertz">
            <text:p>Mertz</text:p>
          </table:table-cell>
          <table:table-cell office:value-type="string" office:string-value="3114 Marks Village, North Connie, WA 31748-2212">
            <text:p>3114 Marks Village, North Connie, WA 31748-2212</text:p>
          </table:table-cell>
          <table:table-cell office:value-type="date" office:date-value="1992-06-15T15:27:57.444-07:00">
            <text:p>Jun 15, 1992</text:p>
          </table:table-cell>
          <table:table-cell office:value-type="string" office:string-value="358-97-4622">
            <text:p>358-97-4622</text:p>
          </table:table-cell>
          <table:table-cell office:value-type="string" office:string-value="Ironbarrow High School">
            <text:p>Ironbarrow High School</text:p>
          </table:table-cell>
          <table:table-cell office:value-type="string" office:string-value="989.052.4117 x712">
            <text:p>989.052.4117 x712</text:p>
          </table:table-cell>
          <table:table-cell office:value-type="string" office:string-value="kyra.rutherford@gmail.com">
            <text:p>kyra.rutherford@gmail.com</text:p>
          </table:table-cell>
          <table:table-cell office:value-type="float" office:value="7480">
            <text:p>7,480</text:p>
          </table:table-cell>
        </table:table-row>
        <table:table-row>
          <table:table-cell office:value-type="float" office:value="143571123">
            <text:p>143,571,123</text:p>
          </table:table-cell>
          <table:table-cell office:value-type="string" office:string-value="Saul">
            <text:p>Saul</text:p>
          </table:table-cell>
          <table:table-cell office:value-type="string" office:string-value="Gislason">
            <text:p>Gislason</text:p>
          </table:table-cell>
          <table:table-cell office:value-type="string" office:string-value="Suite 676 359 Blake Crescent, Port Ismael, OR 98110-5932">
            <text:p>Suite 676 359 Blake Crescent, Port Ismael, OR 98110-5932</text:p>
          </table:table-cell>
          <table:table-cell office:value-type="date" office:date-value="1997-02-20T04:37:08.423-08:00">
            <text:p>Feb 20, 1997</text:p>
          </table:table-cell>
          <table:table-cell office:value-type="string" office:string-value="364-06-4442">
            <text:p>364-06-4442</text:p>
          </table:table-cell>
          <table:table-cell office:value-type="string" office:string-value="Lakeacre High School">
            <text:p>Lakeacre High School</text:p>
          </table:table-cell>
          <table:table-cell office:value-type="string" office:string-value="399-071-0769 x6786">
            <text:p>399-071-0769 x6786</text:p>
          </table:table-cell>
          <table:table-cell office:value-type="string" office:string-value="rhiannon.runolfsson@yahoo.com">
            <text:p>rhiannon.runolfsson@yahoo.com</text:p>
          </table:table-cell>
          <table:table-cell office:value-type="float" office:value="7329">
            <text:p>7,329</text:p>
          </table:table-cell>
        </table:table-row>
        <table:table-row>
          <table:table-cell office:value-type="float" office:value="681232759">
            <text:p>681,232,759</text:p>
          </table:table-cell>
          <table:table-cell office:value-type="string" office:string-value="Darius">
            <text:p>Darius</text:p>
          </table:table-cell>
          <table:table-cell office:value-type="string" office:string-value="Zemlak">
            <text:p>Zemlak</text:p>
          </table:table-cell>
          <table:table-cell office:value-type="string" office:string-value="Apt. 241 34921 Lacy Villages, Kertzmannland, NY 33490">
            <text:p>Apt. 241 34921 Lacy Villages, Kertzmannland, NY 33490</text:p>
          </table:table-cell>
          <table:table-cell office:value-type="date" office:date-value="1953-10-20T17:01:25.042-08:00">
            <text:p>Oct 20, 1953</text:p>
          </table:table-cell>
          <table:table-cell office:value-type="string" office:string-value="499-56-8954">
            <text:p>499-56-8954</text:p>
          </table:table-cell>
          <table:table-cell office:value-type="string" office:string-value="Brookville High">
            <text:p>Brookville High</text:p>
          </table:table-cell>
          <table:table-cell office:value-type="string" office:string-value="323.561.1342 x0468">
            <text:p>323.561.1342 x0468</text:p>
          </table:table-cell>
          <table:table-cell office:value-type="string" office:string-value="annamae.maggio@gmail.com">
            <text:p>annamae.maggio@gmail.com</text:p>
          </table:table-cell>
          <table:table-cell office:value-type="float" office:value="5098">
            <text:p>5,098</text:p>
          </table:table-cell>
        </table:table-row>
        <table:table-row>
          <table:table-cell office:value-type="float" office:value="303373079">
            <text:p>303,373,079</text:p>
          </table:table-cell>
          <table:table-cell office:value-type="string" office:string-value="Eliza">
            <text:p>Eliza</text:p>
          </table:table-cell>
          <table:table-cell office:value-type="string" office:string-value="Larson">
            <text:p>Larson</text:p>
          </table:table-cell>
          <table:table-cell office:value-type="string" office:string-value="Apt. 148 15143 Zoila Street, West Jaida, NJ 30573">
            <text:p>Apt. 148 15143 Zoila Street, West Jaida, NJ 30573</text:p>
          </table:table-cell>
          <table:table-cell office:value-type="date" office:date-value="1990-05-29T01:24:50.957-07:00">
            <text:p>May 29, 1990</text:p>
          </table:table-cell>
          <table:table-cell office:value-type="string" office:string-value="325-14-6851">
            <text:p>325-14-6851</text:p>
          </table:table-cell>
          <table:table-cell office:value-type="string" office:string-value="Marblewald Secondary College">
            <text:p>Marblewald Secondary College</text:p>
          </table:table-cell>
          <table:table-cell office:value-type="string" office:string-value="(205) 274-8455 x883">
            <text:p>(205) 274-8455 x883</text:p>
          </table:table-cell>
          <table:table-cell office:value-type="string" office:string-value="brenna.mcdermott@hotmail.com">
            <text:p>brenna.mcdermott@hotmail.com</text:p>
          </table:table-cell>
          <table:table-cell office:value-type="float" office:value="10149">
            <text:p>10,149</text:p>
          </table:table-cell>
        </table:table-row>
        <table:table-row>
          <table:table-cell office:value-type="float" office:value="967300554">
            <text:p>967,300,554</text:p>
          </table:table-cell>
          <table:table-cell office:value-type="string" office:string-value="Emmy">
            <text:p>Emmy</text:p>
          </table:table-cell>
          <table:table-cell office:value-type="string" office:string-value="Baumbach">
            <text:p>Baumbach</text:p>
          </table:table-cell>
          <table:table-cell office:value-type="string" office:string-value="6984 Sandrine Skyway, Magnusmouth, PA 27163">
            <text:p>6984 Sandrine Skyway, Magnusmouth, PA 27163</text:p>
          </table:table-cell>
          <table:table-cell office:value-type="date" office:date-value="1961-06-16T07:19:17.616-07:00">
            <text:p>Jun 16, 1961</text:p>
          </table:table-cell>
          <table:table-cell office:value-type="string" office:string-value="009-47-0915">
            <text:p>009-47-0915</text:p>
          </table:table-cell>
          <table:table-cell office:value-type="string" office:string-value="Lakeacre High School">
            <text:p>Lakeacre High School</text:p>
          </table:table-cell>
          <table:table-cell office:value-type="string" office:string-value="316.969.2240 x7605">
            <text:p>316.969.2240 x7605</text:p>
          </table:table-cell>
          <table:table-cell office:value-type="string" office:string-value="austin.reichert@yahoo.com">
            <text:p>austin.reichert@yahoo.com</text:p>
          </table:table-cell>
          <table:table-cell office:value-type="float" office:value="14435">
            <text:p>14,435</text:p>
          </table:table-cell>
        </table:table-row>
        <table:table-row>
          <table:table-cell office:value-type="float" office:value="52882255">
            <text:p>52,882,255</text:p>
          </table:table-cell>
          <table:table-cell office:value-type="string" office:string-value="Jeromy">
            <text:p>Jeromy</text:p>
          </table:table-cell>
          <table:table-cell office:value-type="string" office:string-value="Stracke">
            <text:p>Stracke</text:p>
          </table:table-cell>
          <table:table-cell office:value-type="string" office:string-value="99070 Marvin Ports, East Shanie, TX 39008">
            <text:p>99070 Marvin Ports, East Shanie, TX 39008</text:p>
          </table:table-cell>
          <table:table-cell office:value-type="date" office:date-value="1968-04-06T03:39:12.972-08:00">
            <text:p>Apr 6, 1968</text:p>
          </table:table-cell>
          <table:table-cell office:value-type="string" office:string-value="284-39-6557">
            <text:p>284-39-6557</text:p>
          </table:table-cell>
          <table:table-cell office:value-type="string" office:string-value="Ostbarrow Secondary College">
            <text:p>Ostbarrow Secondary College</text:p>
          </table:table-cell>
          <table:table-cell office:value-type="string" office:string-value="(264) 820-8978 x55136">
            <text:p>(264) 820-8978 x55136</text:p>
          </table:table-cell>
          <table:table-cell office:value-type="string" office:string-value="hunter.wolf@hotmail.com">
            <text:p>hunter.wolf@hotmail.com</text:p>
          </table:table-cell>
          <table:table-cell office:value-type="float" office:value="8702">
            <text:p>8,702</text:p>
          </table:table-cell>
        </table:table-row>
        <table:table-row>
          <table:table-cell office:value-type="float" office:value="225215323">
            <text:p>225,215,323</text:p>
          </table:table-cell>
          <table:table-cell office:value-type="string" office:string-value="Camilla">
            <text:p>Camilla</text:p>
          </table:table-cell>
          <table:table-cell office:value-type="string" office:string-value="Jacobson">
            <text:p>Jacobson</text:p>
          </table:table-cell>
          <table:table-cell office:value-type="string" office:string-value="Suite 510 82638 Goldner Ranch, MacGyverburgh, IA 29237-0789">
            <text:p>Suite 510 82638 Goldner Ranch, MacGyverburgh, IA 29237-0789</text:p>
          </table:table-cell>
          <table:table-cell office:value-type="date" office:date-value="1973-10-17T08:33:45.457-07:00">
            <text:p>Oct 17, 1973</text:p>
          </table:table-cell>
          <table:table-cell office:value-type="string" office:string-value="514-57-6962">
            <text:p>514-57-6962</text:p>
          </table:table-cell>
          <table:table-cell office:value-type="string" office:string-value="Clearcourt High">
            <text:p>Clearcourt High</text:p>
          </table:table-cell>
          <table:table-cell office:value-type="string" office:string-value="474-402-8363 x72648">
            <text:p>474-402-8363 x72648</text:p>
          </table:table-cell>
          <table:table-cell office:value-type="string" office:string-value="citlalli.halvorson@gmail.com">
            <text:p>citlalli.halvorson@gmail.com</text:p>
          </table:table-cell>
          <table:table-cell office:value-type="float" office:value="13975">
            <text:p>13,975</text:p>
          </table:table-cell>
        </table:table-row>
        <table:table-row>
          <table:table-cell office:value-type="float" office:value="705399601">
            <text:p>705,399,601</text:p>
          </table:table-cell>
          <table:table-cell office:value-type="string" office:string-value="Kristofer">
            <text:p>Kristofer</text:p>
          </table:table-cell>
          <table:table-cell office:value-type="string" office:string-value="Ziemann">
            <text:p>Ziemann</text:p>
          </table:table-cell>
          <table:table-cell office:value-type="string" office:string-value="Apt. 987 581 Kristoffer Neck, West Berthamouth, MA 10388-8143">
            <text:p>Apt. 987 581 Kristoffer Neck, West Berthamouth, MA 10388-8143</text:p>
          </table:table-cell>
          <table:table-cell office:value-type="date" office:date-value="1987-04-05T18:56:30.256-07:00">
            <text:p>Apr 5, 1987</text:p>
          </table:table-cell>
          <table:table-cell office:value-type="string" office:string-value="294-66-1686">
            <text:p>294-66-1686</text:p>
          </table:table-cell>
          <table:table-cell office:value-type="string" office:string-value="Mallowtown High School">
            <text:p>Mallowtown High School</text:p>
          </table:table-cell>
          <table:table-cell office:value-type="string" office:string-value="650-992-5297">
            <text:p>650-992-5297</text:p>
          </table:table-cell>
          <table:table-cell office:value-type="string" office:string-value="jodie.weber@yahoo.com">
            <text:p>jodie.weber@yahoo.com</text:p>
          </table:table-cell>
          <table:table-cell office:value-type="float" office:value="12122">
            <text:p>12,122</text:p>
          </table:table-cell>
        </table:table-row>
        <table:table-row>
          <table:table-cell office:value-type="float" office:value="263852986">
            <text:p>263,852,986</text:p>
          </table:table-cell>
          <table:table-cell office:value-type="string" office:string-value="Gloria">
            <text:p>Gloria</text:p>
          </table:table-cell>
          <table:table-cell office:value-type="string" office:string-value="Carter">
            <text:p>Carter</text:p>
          </table:table-cell>
          <table:table-cell office:value-type="string" office:string-value="465 Breanna Landing, Perryview, CA 71594">
            <text:p>465 Breanna Landing, Perryview, CA 71594</text:p>
          </table:table-cell>
          <table:table-cell office:value-type="date" office:date-value="1988-01-09T23:23:40.370-08:00">
            <text:p>Jan 9, 1988</text:p>
          </table:table-cell>
          <table:table-cell office:value-type="string" office:string-value="709-13-0672">
            <text:p>709-13-0672</text:p>
          </table:table-cell>
          <table:table-cell office:value-type="string" office:string-value="Mallowpond Secondary College">
            <text:p>Mallowpond Secondary College</text:p>
          </table:table-cell>
          <table:table-cell office:value-type="string" office:string-value="956-674-8113 x073">
            <text:p>956-674-8113 x073</text:p>
          </table:table-cell>
          <table:table-cell office:value-type="string" office:string-value="erika.koepp@gmail.com">
            <text:p>erika.koepp@gmail.com</text:p>
          </table:table-cell>
          <table:table-cell office:value-type="float" office:value="12577">
            <text:p>12,577</text:p>
          </table:table-cell>
        </table:table-row>
        <table:table-row>
          <table:table-cell office:value-type="float" office:value="541278754">
            <text:p>541,278,754</text:p>
          </table:table-cell>
          <table:table-cell office:value-type="string" office:string-value="Geovany">
            <text:p>Geovany</text:p>
          </table:table-cell>
          <table:table-cell office:value-type="string" office:string-value="Upton">
            <text:p>Upton</text:p>
          </table:table-cell>
          <table:table-cell office:value-type="string" office:string-value="Suite 320 20938 Alford Courts, Wuckertton, TX 14025">
            <text:p>Suite 320 20938 Alford Courts, Wuckertton, TX 14025</text:p>
          </table:table-cell>
          <table:table-cell office:value-type="date" office:date-value="1996-04-26T20:34:54.885-07:00">
            <text:p>Apr 26, 1996</text:p>
          </table:table-cell>
          <table:table-cell office:value-type="string" office:string-value="528-17-7338">
            <text:p>528-17-7338</text:p>
          </table:table-cell>
          <table:table-cell office:value-type="string" office:string-value="Lakeacre Secondary College">
            <text:p>Lakeacre Secondary College</text:p>
          </table:table-cell>
          <table:table-cell office:value-type="string" office:string-value="178.071.7032">
            <text:p>178.071.7032</text:p>
          </table:table-cell>
          <table:table-cell office:value-type="string" office:string-value="rita.kris@gmail.com">
            <text:p>rita.kris@gmail.com</text:p>
          </table:table-cell>
          <table:table-cell office:value-type="float" office:value="14337">
            <text:p>14,337</text:p>
          </table:table-cell>
        </table:table-row>
        <table:table-row>
          <table:table-cell office:value-type="float" office:value="741889164">
            <text:p>741,889,164</text:p>
          </table:table-cell>
          <table:table-cell office:value-type="string" office:string-value="Breanne">
            <text:p>Breanne</text:p>
          </table:table-cell>
          <table:table-cell office:value-type="string" office:string-value="Bernhard">
            <text:p>Bernhard</text:p>
          </table:table-cell>
          <table:table-cell office:value-type="string" office:string-value="Apt. 004 7388 Zemlak Parkways, North Mckaylaview, NV 31465-1942">
            <text:p>Apt. 004 7388 Zemlak Parkways, North Mckaylaview, NV 31465-1942</text:p>
          </table:table-cell>
          <table:table-cell office:value-type="date" office:date-value="1977-06-24T21:54:38.144-07:00">
            <text:p>Jun 24, 1977</text:p>
          </table:table-cell>
          <table:table-cell office:value-type="string" office:string-value="063-22-7006">
            <text:p>063-22-7006</text:p>
          </table:table-cell>
          <table:table-cell office:value-type="string" office:string-value="Marblewald High">
            <text:p>Marblewald High</text:p>
          </table:table-cell>
          <table:table-cell office:value-type="string" office:string-value="169-216-9872 x40248">
            <text:p>169-216-9872 x40248</text:p>
          </table:table-cell>
          <table:table-cell office:value-type="string" office:string-value="mara.treutel@gmail.com">
            <text:p>mara.treutel@gmail.com</text:p>
          </table:table-cell>
          <table:table-cell office:value-type="float" office:value="14897">
            <text:p>14,897</text:p>
          </table:table-cell>
        </table:table-row>
        <table:table-row>
          <table:table-cell office:value-type="float" office:value="453963331">
            <text:p>453,963,331</text:p>
          </table:table-cell>
          <table:table-cell office:value-type="string" office:string-value="Afton">
            <text:p>Afton</text:p>
          </table:table-cell>
          <table:table-cell office:value-type="string" office:string-value="Swaniawski">
            <text:p>Swaniawski</text:p>
          </table:table-cell>
          <table:table-cell office:value-type="string" office:string-value="Suite 025 2314 Hansen Burgs, Farrellland, MN 27312-5287">
            <text:p>Suite 025 2314 Hansen Burgs, Farrellland, MN 27312-5287</text:p>
          </table:table-cell>
          <table:table-cell office:value-type="date" office:date-value="1971-10-10T02:00:58.341-07:00">
            <text:p>Oct 10, 1971</text:p>
          </table:table-cell>
          <table:table-cell office:value-type="string" office:string-value="650-16-8791">
            <text:p>650-16-8791</text:p>
          </table:table-cell>
          <table:table-cell office:value-type="string" office:string-value="Bluemeadow High">
            <text:p>Bluemeadow High</text:p>
          </table:table-cell>
          <table:table-cell office:value-type="string" office:string-value="193.607.9551 x21731">
            <text:p>193.607.9551 x21731</text:p>
          </table:table-cell>
          <table:table-cell office:value-type="string" office:string-value="isadore.dickens@gmail.com">
            <text:p>isadore.dickens@gmail.com</text:p>
          </table:table-cell>
          <table:table-cell office:value-type="float" office:value="12386">
            <text:p>12,386</text:p>
          </table:table-cell>
        </table:table-row>
        <table:table-row>
          <table:table-cell office:value-type="float" office:value="34974588">
            <text:p>34,974,588</text:p>
          </table:table-cell>
          <table:table-cell office:value-type="string" office:string-value="Claudia">
            <text:p>Claudia</text:p>
          </table:table-cell>
          <table:table-cell office:value-type="string" office:string-value="Raynor">
            <text:p>Raynor</text:p>
          </table:table-cell>
          <table:table-cell office:value-type="string" office:string-value="915 Schulist Square, Braunside, UT 21131-7026">
            <text:p>915 Schulist Square, Braunside, UT 21131-7026</text:p>
          </table:table-cell>
          <table:table-cell office:value-type="date" office:date-value="1954-09-16T15:32:42.631-07:00">
            <text:p>Sep 16, 1954</text:p>
          </table:table-cell>
          <table:table-cell office:value-type="string" office:string-value="615-73-8668">
            <text:p>615-73-8668</text:p>
          </table:table-cell>
          <table:table-cell office:value-type="string" office:string-value="Ostbarrow High School">
            <text:p>Ostbarrow High School</text:p>
          </table:table-cell>
          <table:table-cell office:value-type="string" office:string-value="1-693-827-6136">
            <text:p>1-693-827-6136</text:p>
          </table:table-cell>
          <table:table-cell office:value-type="string" office:string-value="noelia.bode@hotmail.com">
            <text:p>noelia.bode@hotmail.com</text:p>
          </table:table-cell>
          <table:table-cell office:value-type="float" office:value="5998">
            <text:p>5,998</text:p>
          </table:table-cell>
        </table:table-row>
        <table:table-row>
          <table:table-cell office:value-type="float" office:value="136437794">
            <text:p>136,437,794</text:p>
          </table:table-cell>
          <table:table-cell office:value-type="string" office:string-value="Rafael">
            <text:p>Rafael</text:p>
          </table:table-cell>
          <table:table-cell office:value-type="string" office:string-value="Ruecker">
            <text:p>Ruecker</text:p>
          </table:table-cell>
          <table:table-cell office:value-type="string" office:string-value="721 Romaine Light, Jesusshire, MT 42610-3101">
            <text:p>721 Romaine Light, Jesusshire, MT 42610-3101</text:p>
          </table:table-cell>
          <table:table-cell office:value-type="date" office:date-value="1968-04-21T09:38:47.922-08:00">
            <text:p>Apr 21, 1968</text:p>
          </table:table-cell>
          <table:table-cell office:value-type="string" office:string-value="547-75-7874">
            <text:p>547-75-7874</text:p>
          </table:table-cell>
          <table:table-cell office:value-type="string" office:string-value="Ironbarrow Secondary College">
            <text:p>Ironbarrow Secondary College</text:p>
          </table:table-cell>
          <table:table-cell office:value-type="string" office:string-value="1-793-993-5183 x948">
            <text:p>1-793-993-5183 x948</text:p>
          </table:table-cell>
          <table:table-cell office:value-type="string" office:string-value="rahul.schmitt@gmail.com">
            <text:p>rahul.schmitt@gmail.com</text:p>
          </table:table-cell>
          <table:table-cell office:value-type="float" office:value="11466">
            <text:p>11,466</text:p>
          </table:table-cell>
        </table:table-row>
        <table:table-row>
          <table:table-cell office:value-type="float" office:value="749311489">
            <text:p>749,311,489</text:p>
          </table:table-cell>
          <table:table-cell office:value-type="string" office:string-value="Vilma">
            <text:p>Vilma</text:p>
          </table:table-cell>
          <table:table-cell office:value-type="string" office:string-value="Roob">
            <text:p>Roob</text:p>
          </table:table-cell>
          <table:table-cell office:value-type="string" office:string-value="7677 Ocie Mount, Turcotteland, AK 69249-9015">
            <text:p>7677 Ocie Mount, Turcotteland, AK 69249-9015</text:p>
          </table:table-cell>
          <table:table-cell office:value-type="date" office:date-value="1982-01-17T18:47:06.769-08:00">
            <text:p>Jan 17, 1982</text:p>
          </table:table-cell>
          <table:table-cell office:value-type="string" office:string-value="816-81-0648">
            <text:p>816-81-0648</text:p>
          </table:table-cell>
          <table:table-cell office:value-type="string" office:string-value="Mallowpond High">
            <text:p>Mallowpond High</text:p>
          </table:table-cell>
          <table:table-cell office:value-type="string" office:string-value="(389) 160-5134 x944">
            <text:p>(389) 160-5134 x944</text:p>
          </table:table-cell>
          <table:table-cell office:value-type="string" office:string-value="porter.smitham@yahoo.com">
            <text:p>porter.smitham@yahoo.com</text:p>
          </table:table-cell>
          <table:table-cell office:value-type="float" office:value="12944">
            <text:p>12,944</text:p>
          </table:table-cell>
        </table:table-row>
        <table:table-row>
          <table:table-cell office:value-type="float" office:value="893410431">
            <text:p>893,410,431</text:p>
          </table:table-cell>
          <table:table-cell office:value-type="string" office:string-value="Alta">
            <text:p>Alta</text:p>
          </table:table-cell>
          <table:table-cell office:value-type="string" office:string-value="Gerhold">
            <text:p>Gerhold</text:p>
          </table:table-cell>
          <table:table-cell office:value-type="string" office:string-value="5509 Harber Views, Seamusstad, MI 63724">
            <text:p>5509 Harber Views, Seamusstad, MI 63724</text:p>
          </table:table-cell>
          <table:table-cell office:value-type="date" office:date-value="1983-03-20T18:10:13.860-08:00">
            <text:p>Mar 20, 1983</text:p>
          </table:table-cell>
          <table:table-cell office:value-type="string" office:string-value="233-33-8001">
            <text:p>233-33-8001</text:p>
          </table:table-cell>
          <table:table-cell office:value-type="string" office:string-value="Ironbarrow Secondary College">
            <text:p>Ironbarrow Secondary College</text:p>
          </table:table-cell>
          <table:table-cell office:value-type="string" office:string-value="364-375-8838 x55835">
            <text:p>364-375-8838 x55835</text:p>
          </table:table-cell>
          <table:table-cell office:value-type="string" office:string-value="kendra.keebler@yahoo.com">
            <text:p>kendra.keebler@yahoo.com</text:p>
          </table:table-cell>
          <table:table-cell office:value-type="float" office:value="6673">
            <text:p>6,673</text:p>
          </table:table-cell>
        </table:table-row>
        <table:table-row>
          <table:table-cell office:value-type="float" office:value="853566346">
            <text:p>853,566,346</text:p>
          </table:table-cell>
          <table:table-cell office:value-type="string" office:string-value="Wilburn">
            <text:p>Wilburn</text:p>
          </table:table-cell>
          <table:table-cell office:value-type="string" office:string-value="Luettgen">
            <text:p>Luettgen</text:p>
          </table:table-cell>
          <table:table-cell office:value-type="string" office:string-value="7819 Dedrick Circle, Walkerview, CT 01164">
            <text:p>7819 Dedrick Circle, Walkerview, CT 01164</text:p>
          </table:table-cell>
          <table:table-cell office:value-type="date" office:date-value="1960-09-06T11:47:00.123-07:00">
            <text:p>Sep 6, 1960</text:p>
          </table:table-cell>
          <table:table-cell office:value-type="string" office:string-value="349-33-7119">
            <text:p>349-33-7119</text:p>
          </table:table-cell>
          <table:table-cell office:value-type="string" office:string-value="Brighthurst High">
            <text:p>Brighthurst High</text:p>
          </table:table-cell>
          <table:table-cell office:value-type="string" office:string-value="(019) 078-4337">
            <text:p>(019) 078-4337</text:p>
          </table:table-cell>
          <table:table-cell office:value-type="string" office:string-value="lonzo.jacobs@hotmail.com">
            <text:p>lonzo.jacobs@hotmail.com</text:p>
          </table:table-cell>
          <table:table-cell office:value-type="float" office:value="5857">
            <text:p>5,857</text:p>
          </table:table-cell>
        </table:table-row>
        <table:table-row>
          <table:table-cell office:value-type="float" office:value="325994785">
            <text:p>325,994,785</text:p>
          </table:table-cell>
          <table:table-cell office:value-type="string" office:string-value="Miracle">
            <text:p>Miracle</text:p>
          </table:table-cell>
          <table:table-cell office:value-type="string" office:string-value="Ruecker">
            <text:p>Ruecker</text:p>
          </table:table-cell>
          <table:table-cell office:value-type="string" office:string-value="90940 Rippin Neck, Muhammadfurt, WI 57279">
            <text:p>90940 Rippin Neck, Muhammadfurt, WI 57279</text:p>
          </table:table-cell>
          <table:table-cell office:value-type="date" office:date-value="1984-05-26T21:42:07.226-07:00">
            <text:p>May 26, 1984</text:p>
          </table:table-cell>
          <table:table-cell office:value-type="string" office:string-value="213-05-4514">
            <text:p>213-05-4514</text:p>
          </table:table-cell>
          <table:table-cell office:value-type="string" office:string-value="Vertapple High">
            <text:p>Vertapple High</text:p>
          </table:table-cell>
          <table:table-cell office:value-type="string" office:string-value="483.813.4022">
            <text:p>483.813.4022</text:p>
          </table:table-cell>
          <table:table-cell office:value-type="string" office:string-value="orrin.lakin@gmail.com">
            <text:p>orrin.lakin@gmail.com</text:p>
          </table:table-cell>
          <table:table-cell office:value-type="float" office:value="11015">
            <text:p>11,015</text:p>
          </table:table-cell>
        </table:table-row>
        <table:table-row>
          <table:table-cell office:value-type="float" office:value="936667690">
            <text:p>936,667,690</text:p>
          </table:table-cell>
          <table:table-cell office:value-type="string" office:string-value="Mercedes">
            <text:p>Mercedes</text:p>
          </table:table-cell>
          <table:table-cell office:value-type="string" office:string-value="O'Keefe">
            <text:p>O'Keefe</text:p>
          </table:table-cell>
          <table:table-cell office:value-type="string" office:string-value="4362 Erich Mission, Effertzside, FL 51618-7283">
            <text:p>4362 Erich Mission, Effertzside, FL 51618-7283</text:p>
          </table:table-cell>
          <table:table-cell office:value-type="date" office:date-value="1999-09-05T01:06:36.946-07:00">
            <text:p>Sep 5, 1999</text:p>
          </table:table-cell>
          <table:table-cell office:value-type="string" office:string-value="752-68-0630">
            <text:p>752-68-0630</text:p>
          </table:table-cell>
          <table:table-cell office:value-type="string" office:string-value="Mallowtown Secondary College">
            <text:p>Mallowtown Secondary College</text:p>
          </table:table-cell>
          <table:table-cell office:value-type="string" office:string-value="095.024.7454">
            <text:p>095.024.7454</text:p>
          </table:table-cell>
          <table:table-cell office:value-type="string" office:string-value="walker.aufderhar@yahoo.com">
            <text:p>walker.aufderhar@yahoo.com</text:p>
          </table:table-cell>
          <table:table-cell office:value-type="float" office:value="7367">
            <text:p>7,367</text:p>
          </table:table-cell>
        </table:table-row>
        <table:table-row>
          <table:table-cell office:value-type="float" office:value="990674664">
            <text:p>990,674,664</text:p>
          </table:table-cell>
          <table:table-cell office:value-type="string" office:string-value="Geovanni">
            <text:p>Geovanni</text:p>
          </table:table-cell>
          <table:table-cell office:value-type="string" office:string-value="Runte">
            <text:p>Runte</text:p>
          </table:table-cell>
          <table:table-cell office:value-type="string" office:string-value="975 Janae Mountains, New Glennashire, OR 42366-7788">
            <text:p>975 Janae Mountains, New Glennashire, OR 42366-7788</text:p>
          </table:table-cell>
          <table:table-cell office:value-type="date" office:date-value="1974-02-18T16:07:37.949-07:00">
            <text:p>Feb 18, 1974</text:p>
          </table:table-cell>
          <table:table-cell office:value-type="string" office:string-value="199-46-7451">
            <text:p>199-46-7451</text:p>
          </table:table-cell>
          <table:table-cell office:value-type="string" office:string-value="Clearcourt High School">
            <text:p>Clearcourt High School</text:p>
          </table:table-cell>
          <table:table-cell office:value-type="string" office:string-value="1-354-237-6968">
            <text:p>1-354-237-6968</text:p>
          </table:table-cell>
          <table:table-cell office:value-type="string" office:string-value="axel.wintheiser@gmail.com">
            <text:p>axel.wintheiser@gmail.com</text:p>
          </table:table-cell>
          <table:table-cell office:value-type="float" office:value="7156">
            <text:p>7,156</text:p>
          </table:table-cell>
        </table:table-row>
        <table:table-row>
          <table:table-cell office:value-type="float" office:value="606732932">
            <text:p>606,732,932</text:p>
          </table:table-cell>
          <table:table-cell office:value-type="string" office:string-value="Earline">
            <text:p>Earline</text:p>
          </table:table-cell>
          <table:table-cell office:value-type="string" office:string-value="Bernhard">
            <text:p>Bernhard</text:p>
          </table:table-cell>
          <table:table-cell office:value-type="string" office:string-value="Apt. 130 46098 Pablo Branch, New Lolitatown, ME 06503">
            <text:p>Apt. 130 46098 Pablo Branch, New Lolitatown, ME 06503</text:p>
          </table:table-cell>
          <table:table-cell office:value-type="date" office:date-value="1979-07-23T21:08:43.520-07:00">
            <text:p>Jul 23, 1979</text:p>
          </table:table-cell>
          <table:table-cell office:value-type="string" office:string-value="181-61-9781">
            <text:p>181-61-9781</text:p>
          </table:table-cell>
          <table:table-cell office:value-type="string" office:string-value="Mallowpond Secondary College">
            <text:p>Mallowpond Secondary College</text:p>
          </table:table-cell>
          <table:table-cell office:value-type="string" office:string-value="356.934.5149">
            <text:p>356.934.5149</text:p>
          </table:table-cell>
          <table:table-cell office:value-type="string" office:string-value="kamille.schimmel@yahoo.com">
            <text:p>kamille.schimmel@yahoo.com</text:p>
          </table:table-cell>
          <table:table-cell office:value-type="float" office:value="13209">
            <text:p>13,209</text:p>
          </table:table-cell>
        </table:table-row>
        <table:table-row>
          <table:table-cell office:value-type="float" office:value="138384531">
            <text:p>138,384,531</text:p>
          </table:table-cell>
          <table:table-cell office:value-type="string" office:string-value="Lexie">
            <text:p>Lexie</text:p>
          </table:table-cell>
          <table:table-cell office:value-type="string" office:string-value="White">
            <text:p>White</text:p>
          </table:table-cell>
          <table:table-cell office:value-type="string" office:string-value="8306 Mraz Hollow, New Vernahaven, ME 13206-9946">
            <text:p>8306 Mraz Hollow, New Vernahaven, ME 13206-9946</text:p>
          </table:table-cell>
          <table:table-cell office:value-type="date" office:date-value="1986-07-08T23:53:03.454-07:00">
            <text:p>Jul 8, 1986</text:p>
          </table:table-cell>
          <table:table-cell office:value-type="string" office:string-value="213-62-3952">
            <text:p>213-62-3952</text:p>
          </table:table-cell>
          <table:table-cell office:value-type="string" office:string-value="Vertapple Secondary College">
            <text:p>Vertapple Secondary College</text:p>
          </table:table-cell>
          <table:table-cell office:value-type="string" office:string-value="931-452-7896 x3477">
            <text:p>931-452-7896 x3477</text:p>
          </table:table-cell>
          <table:table-cell office:value-type="string" office:string-value="dolores.schamberger@hotmail.com">
            <text:p>dolores.schamberger@hotmail.com</text:p>
          </table:table-cell>
          <table:table-cell office:value-type="float" office:value="11161">
            <text:p>11,161</text:p>
          </table:table-cell>
        </table:table-row>
        <table:table-row>
          <table:table-cell office:value-type="float" office:value="437051640">
            <text:p>437,051,640</text:p>
          </table:table-cell>
          <table:table-cell office:value-type="string" office:string-value="Mellie">
            <text:p>Mellie</text:p>
          </table:table-cell>
          <table:table-cell office:value-type="string" office:string-value="Casper">
            <text:p>Casper</text:p>
          </table:table-cell>
          <table:table-cell office:value-type="string" office:string-value="8478 Padberg Rapid, South Rutheton, VA 24726">
            <text:p>8478 Padberg Rapid, South Rutheton, VA 24726</text:p>
          </table:table-cell>
          <table:table-cell office:value-type="date" office:date-value="1972-01-21T14:00:59.899-08:00">
            <text:p>Jan 21, 1972</text:p>
          </table:table-cell>
          <table:table-cell office:value-type="string" office:string-value="186-06-0741">
            <text:p>186-06-0741</text:p>
          </table:table-cell>
          <table:table-cell office:value-type="string" office:string-value="Brookville High School">
            <text:p>Brookville High School</text:p>
          </table:table-cell>
          <table:table-cell office:value-type="string" office:string-value="150-223-3117 x27182">
            <text:p>150-223-3117 x27182</text:p>
          </table:table-cell>
          <table:table-cell office:value-type="string" office:string-value="marquise.tillman@hotmail.com">
            <text:p>marquise.tillman@hotmail.com</text:p>
          </table:table-cell>
          <table:table-cell office:value-type="float" office:value="7726">
            <text:p>7,726</text:p>
          </table:table-cell>
        </table:table-row>
        <table:table-row>
          <table:table-cell office:value-type="float" office:value="71300186">
            <text:p>71,300,186</text:p>
          </table:table-cell>
          <table:table-cell office:value-type="string" office:string-value="Sydnie">
            <text:p>Sydnie</text:p>
          </table:table-cell>
          <table:table-cell office:value-type="string" office:string-value="Pollich">
            <text:p>Pollich</text:p>
          </table:table-cell>
          <table:table-cell office:value-type="string" office:string-value="Suite 538 706 Bednar Prairie, Jaclynmouth, IL 52769-2130">
            <text:p>Suite 538 706 Bednar Prairie, Jaclynmouth, IL 52769-2130</text:p>
          </table:table-cell>
          <table:table-cell office:value-type="date" office:date-value="1999-04-22T16:47:15.007-07:00">
            <text:p>Apr 22, 1999</text:p>
          </table:table-cell>
          <table:table-cell office:value-type="string" office:string-value="829-59-5150">
            <text:p>829-59-5150</text:p>
          </table:table-cell>
          <table:table-cell office:value-type="string" office:string-value="Brookville High School">
            <text:p>Brookville High School</text:p>
          </table:table-cell>
          <table:table-cell office:value-type="string" office:string-value="172-808-7671">
            <text:p>172-808-7671</text:p>
          </table:table-cell>
          <table:table-cell office:value-type="string" office:string-value="cedrick.hagenes@yahoo.com">
            <text:p>cedrick.hagenes@yahoo.com</text:p>
          </table:table-cell>
          <table:table-cell office:value-type="float" office:value="8384">
            <text:p>8,384</text:p>
          </table:table-cell>
        </table:table-row>
        <table:table-row>
          <table:table-cell office:value-type="float" office:value="931182141">
            <text:p>931,182,141</text:p>
          </table:table-cell>
          <table:table-cell office:value-type="string" office:string-value="Candace">
            <text:p>Candace</text:p>
          </table:table-cell>
          <table:table-cell office:value-type="string" office:string-value="Gorczany">
            <text:p>Gorczany</text:p>
          </table:table-cell>
          <table:table-cell office:value-type="string" office:string-value="Apt. 800 70857 Wintheiser Island, Lake Orenmouth, MA 63274-6199">
            <text:p>Apt. 800 70857 Wintheiser Island, Lake Orenmouth, MA 63274-6199</text:p>
          </table:table-cell>
          <table:table-cell office:value-type="date" office:date-value="1998-03-21T09:44:31.589-08:00">
            <text:p>Mar 21, 1998</text:p>
          </table:table-cell>
          <table:table-cell office:value-type="string" office:string-value="059-67-9955">
            <text:p>059-67-9955</text:p>
          </table:table-cell>
          <table:table-cell office:value-type="string" office:string-value="Lakeacre Secondary College">
            <text:p>Lakeacre Secondary College</text:p>
          </table:table-cell>
          <table:table-cell office:value-type="string" office:string-value="507-803-8587 x7618">
            <text:p>507-803-8587 x7618</text:p>
          </table:table-cell>
          <table:table-cell office:value-type="string" office:string-value="aniyah.bosco@hotmail.com">
            <text:p>aniyah.bosco@hotmail.com</text:p>
          </table:table-cell>
          <table:table-cell office:value-type="float" office:value="14179">
            <text:p>14,179</text:p>
          </table:table-cell>
        </table:table-row>
        <table:table-row>
          <table:table-cell office:value-type="float" office:value="224896535">
            <text:p>224,896,535</text:p>
          </table:table-cell>
          <table:table-cell office:value-type="string" office:string-value="Nicolette">
            <text:p>Nicolette</text:p>
          </table:table-cell>
          <table:table-cell office:value-type="string" office:string-value="Satterfield">
            <text:p>Satterfield</text:p>
          </table:table-cell>
          <table:table-cell office:value-type="string" office:string-value="1068 Martin Camp, Bartonton, KY 74323-8350">
            <text:p>1068 Martin Camp, Bartonton, KY 74323-8350</text:p>
          </table:table-cell>
          <table:table-cell office:value-type="date" office:date-value="1984-05-09T22:08:30.189-07:00">
            <text:p>May 9, 1984</text:p>
          </table:table-cell>
          <table:table-cell office:value-type="string" office:string-value="677-51-9384">
            <text:p>677-51-9384</text:p>
          </table:table-cell>
          <table:table-cell office:value-type="string" office:string-value="Falconholt Secondary College">
            <text:p>Falconholt Secondary College</text:p>
          </table:table-cell>
          <table:table-cell office:value-type="string" office:string-value="535-476-6440 x06023">
            <text:p>535-476-6440 x06023</text:p>
          </table:table-cell>
          <table:table-cell office:value-type="string" office:string-value="penelope.funk@hotmail.com">
            <text:p>penelope.funk@hotmail.com</text:p>
          </table:table-cell>
          <table:table-cell office:value-type="float" office:value="6274">
            <text:p>6,274</text:p>
          </table:table-cell>
        </table:table-row>
        <table:table-row>
          <table:table-cell office:value-type="float" office:value="782506041">
            <text:p>782,506,041</text:p>
          </table:table-cell>
          <table:table-cell office:value-type="string" office:string-value="Liana">
            <text:p>Liana</text:p>
          </table:table-cell>
          <table:table-cell office:value-type="string" office:string-value="Feest">
            <text:p>Feest</text:p>
          </table:table-cell>
          <table:table-cell office:value-type="string" office:string-value="1934 Nya Wells, East Scarlett, VT 23839-7788">
            <text:p>1934 Nya Wells, East Scarlett, VT 23839-7788</text:p>
          </table:table-cell>
          <table:table-cell office:value-type="date" office:date-value="1956-09-28T01:36:04.756-07:00">
            <text:p>Sep 28, 1956</text:p>
          </table:table-cell>
          <table:table-cell office:value-type="string" office:string-value="672-62-5761">
            <text:p>672-62-5761</text:p>
          </table:table-cell>
          <table:table-cell office:value-type="string" office:string-value="Flowerlake High School">
            <text:p>Flowerlake High School</text:p>
          </table:table-cell>
          <table:table-cell office:value-type="string" office:string-value="876-508-5153 x09008">
            <text:p>876-508-5153 x09008</text:p>
          </table:table-cell>
          <table:table-cell office:value-type="string" office:string-value="alexzander.franecki@yahoo.com">
            <text:p>alexzander.franecki@yahoo.com</text:p>
          </table:table-cell>
          <table:table-cell office:value-type="float" office:value="12461">
            <text:p>12,461</text:p>
          </table:table-cell>
        </table:table-row>
        <table:table-row>
          <table:table-cell office:value-type="float" office:value="521595198">
            <text:p>521,595,198</text:p>
          </table:table-cell>
          <table:table-cell office:value-type="string" office:string-value="Darrick">
            <text:p>Darrick</text:p>
          </table:table-cell>
          <table:table-cell office:value-type="string" office:string-value="Zboncak">
            <text:p>Zboncak</text:p>
          </table:table-cell>
          <table:table-cell office:value-type="string" office:string-value="Suite 671 246 Wilmer Cliff, Lake Geraldburgh, TX 52259-2187">
            <text:p>Suite 671 246 Wilmer Cliff, Lake Geraldburgh, TX 52259-2187</text:p>
          </table:table-cell>
          <table:table-cell office:value-type="date" office:date-value="1955-04-09T06:12:41.129-08:00">
            <text:p>Apr 9, 1955</text:p>
          </table:table-cell>
          <table:table-cell office:value-type="string" office:string-value="701-71-1265">
            <text:p>701-71-1265</text:p>
          </table:table-cell>
          <table:table-cell office:value-type="string" office:string-value="Brookville High">
            <text:p>Brookville High</text:p>
          </table:table-cell>
          <table:table-cell office:value-type="string" office:string-value="421-802-4164">
            <text:p>421-802-4164</text:p>
          </table:table-cell>
          <table:table-cell office:value-type="string" office:string-value="lilliana.mayer@hotmail.com">
            <text:p>lilliana.mayer@hotmail.com</text:p>
          </table:table-cell>
          <table:table-cell office:value-type="float" office:value="7311">
            <text:p>7,311</text:p>
          </table:table-cell>
        </table:table-row>
        <table:table-row>
          <table:table-cell office:value-type="float" office:value="718077425">
            <text:p>718,077,425</text:p>
          </table:table-cell>
          <table:table-cell office:value-type="string" office:string-value="Keaton">
            <text:p>Keaton</text:p>
          </table:table-cell>
          <table:table-cell office:value-type="string" office:string-value="Kovacek">
            <text:p>Kovacek</text:p>
          </table:table-cell>
          <table:table-cell office:value-type="string" office:string-value="50607 Gibson Camp, Bergefort, UT 30929-6765">
            <text:p>50607 Gibson Camp, Bergefort, UT 30929-6765</text:p>
          </table:table-cell>
          <table:table-cell office:value-type="date" office:date-value="1985-04-26T17:58:34.221-08:00">
            <text:p>Apr 26, 1985</text:p>
          </table:table-cell>
          <table:table-cell office:value-type="string" office:string-value="557-03-0527">
            <text:p>557-03-0527</text:p>
          </table:table-cell>
          <table:table-cell office:value-type="string" office:string-value="Vertapple Secondary College">
            <text:p>Vertapple Secondary College</text:p>
          </table:table-cell>
          <table:table-cell office:value-type="string" office:string-value="(528) 616-0358 x317">
            <text:p>(528) 616-0358 x317</text:p>
          </table:table-cell>
          <table:table-cell office:value-type="string" office:string-value="webster.stehr@yahoo.com">
            <text:p>webster.stehr@yahoo.com</text:p>
          </table:table-cell>
          <table:table-cell office:value-type="float" office:value="7520">
            <text:p>7,520</text:p>
          </table:table-cell>
        </table:table-row>
        <table:table-row>
          <table:table-cell office:value-type="float" office:value="203371849">
            <text:p>203,371,849</text:p>
          </table:table-cell>
          <table:table-cell office:value-type="string" office:string-value="Jessika">
            <text:p>Jessika</text:p>
          </table:table-cell>
          <table:table-cell office:value-type="string" office:string-value="Cummings">
            <text:p>Cummings</text:p>
          </table:table-cell>
          <table:table-cell office:value-type="string" office:string-value="Suite 124 167 Tremblay Drive, Gibsonchester, HI 10957-4733">
            <text:p>Suite 124 167 Tremblay Drive, Gibsonchester, HI 10957-4733</text:p>
          </table:table-cell>
          <table:table-cell office:value-type="date" office:date-value="1991-08-16T07:27:08.284-07:00">
            <text:p>Aug 16, 1991</text:p>
          </table:table-cell>
          <table:table-cell office:value-type="string" office:string-value="604-01-9632">
            <text:p>604-01-9632</text:p>
          </table:table-cell>
          <table:table-cell office:value-type="string" office:string-value="Vertapple High">
            <text:p>Vertapple High</text:p>
          </table:table-cell>
          <table:table-cell office:value-type="string" office:string-value="(087) 371-3746">
            <text:p>(087) 371-3746</text:p>
          </table:table-cell>
          <table:table-cell office:value-type="string" office:string-value="blaise.oconnell@yahoo.com">
            <text:p>blaise.oconnell@yahoo.com</text:p>
          </table:table-cell>
          <table:table-cell office:value-type="float" office:value="13886">
            <text:p>13,886</text:p>
          </table:table-cell>
        </table:table-row>
        <table:table-row>
          <table:table-cell office:value-type="float" office:value="95933303">
            <text:p>95,933,303</text:p>
          </table:table-cell>
          <table:table-cell office:value-type="string" office:string-value="Barrett">
            <text:p>Barrett</text:p>
          </table:table-cell>
          <table:table-cell office:value-type="string" office:string-value="Shields">
            <text:p>Shields</text:p>
          </table:table-cell>
          <table:table-cell office:value-type="string" office:string-value="Suite 193 1767 Diamond Parkways, Fritschview, WV 76237-5758">
            <text:p>Suite 193 1767 Diamond Parkways, Fritschview, WV 76237-5758</text:p>
          </table:table-cell>
          <table:table-cell office:value-type="date" office:date-value="1968-05-25T12:49:31.216-07:00">
            <text:p>May 25, 1968</text:p>
          </table:table-cell>
          <table:table-cell office:value-type="string" office:string-value="872-30-7722">
            <text:p>872-30-7722</text:p>
          </table:table-cell>
          <table:table-cell office:value-type="string" office:string-value="Falconholt High">
            <text:p>Falconholt High</text:p>
          </table:table-cell>
          <table:table-cell office:value-type="string" office:string-value="(588) 237-2401">
            <text:p>(588) 237-2401</text:p>
          </table:table-cell>
          <table:table-cell office:value-type="string" office:string-value="donavon.kris@yahoo.com">
            <text:p>donavon.kris@yahoo.com</text:p>
          </table:table-cell>
          <table:table-cell office:value-type="float" office:value="10568">
            <text:p>10,568</text:p>
          </table:table-cell>
        </table:table-row>
        <table:table-row>
          <table:table-cell office:value-type="float" office:value="867553922">
            <text:p>867,553,922</text:p>
          </table:table-cell>
          <table:table-cell office:value-type="string" office:string-value="Erich">
            <text:p>Erich</text:p>
          </table:table-cell>
          <table:table-cell office:value-type="string" office:string-value="Rau">
            <text:p>Rau</text:p>
          </table:table-cell>
          <table:table-cell office:value-type="string" office:string-value="5454 Emie Extensions, Earnestinefurt, UT 50998-2550">
            <text:p>5454 Emie Extensions, Earnestinefurt, UT 50998-2550</text:p>
          </table:table-cell>
          <table:table-cell office:value-type="date" office:date-value="1993-10-17T20:52:44.405-07:00">
            <text:p>Oct 17, 1993</text:p>
          </table:table-cell>
          <table:table-cell office:value-type="string" office:string-value="428-71-3272">
            <text:p>428-71-3272</text:p>
          </table:table-cell>
          <table:table-cell office:value-type="string" office:string-value="Mallowtown Secondary College">
            <text:p>Mallowtown Secondary College</text:p>
          </table:table-cell>
          <table:table-cell office:value-type="string" office:string-value="465-607-4151">
            <text:p>465-607-4151</text:p>
          </table:table-cell>
          <table:table-cell office:value-type="string" office:string-value="murl.glover@gmail.com">
            <text:p>murl.glover@gmail.com</text:p>
          </table:table-cell>
          <table:table-cell office:value-type="float" office:value="12850">
            <text:p>12,850</text:p>
          </table:table-cell>
        </table:table-row>
        <table:table-row>
          <table:table-cell office:value-type="float" office:value="915055762">
            <text:p>915,055,762</text:p>
          </table:table-cell>
          <table:table-cell office:value-type="string" office:string-value="Christina">
            <text:p>Christina</text:p>
          </table:table-cell>
          <table:table-cell office:value-type="string" office:string-value="Schiller">
            <text:p>Schiller</text:p>
          </table:table-cell>
          <table:table-cell office:value-type="string" office:string-value="Apt. 133 875 Schultz Gateway, East Cassidy, AZ 08268-4013">
            <text:p>Apt. 133 875 Schultz Gateway, East Cassidy, AZ 08268-4013</text:p>
          </table:table-cell>
          <table:table-cell office:value-type="date" office:date-value="1984-02-12T04:53:09.169-08:00">
            <text:p>Feb 12, 1984</text:p>
          </table:table-cell>
          <table:table-cell office:value-type="string" office:string-value="619-21-9636">
            <text:p>619-21-9636</text:p>
          </table:table-cell>
          <table:table-cell office:value-type="string" office:string-value="Mallowtown High">
            <text:p>Mallowtown High</text:p>
          </table:table-cell>
          <table:table-cell office:value-type="string" office:string-value="958.078.5246">
            <text:p>958.078.5246</text:p>
          </table:table-cell>
          <table:table-cell office:value-type="string" office:string-value="nora.maggio@hotmail.com">
            <text:p>nora.maggio@hotmail.com</text:p>
          </table:table-cell>
          <table:table-cell office:value-type="float" office:value="10107">
            <text:p>10,107</text:p>
          </table:table-cell>
        </table:table-row>
        <table:table-row>
          <table:table-cell office:value-type="float" office:value="763202222">
            <text:p>763,202,222</text:p>
          </table:table-cell>
          <table:table-cell office:value-type="string" office:string-value="Frances">
            <text:p>Frances</text:p>
          </table:table-cell>
          <table:table-cell office:value-type="string" office:string-value="Heaney">
            <text:p>Heaney</text:p>
          </table:table-cell>
          <table:table-cell office:value-type="string" office:string-value="Apt. 276 90304 Alexys Vista, New Cloyd, NY 25242-2895">
            <text:p>Apt. 276 90304 Alexys Vista, New Cloyd, NY 25242-2895</text:p>
          </table:table-cell>
          <table:table-cell office:value-type="date" office:date-value="1980-09-10T13:40:08.342-07:00">
            <text:p>Sep 10, 1980</text:p>
          </table:table-cell>
          <table:table-cell office:value-type="string" office:string-value="263-43-8533">
            <text:p>263-43-8533</text:p>
          </table:table-cell>
          <table:table-cell office:value-type="string" office:string-value="Iceborough Secondary College">
            <text:p>Iceborough Secondary College</text:p>
          </table:table-cell>
          <table:table-cell office:value-type="string" office:string-value="225.766.3655 x1237">
            <text:p>225.766.3655 x1237</text:p>
          </table:table-cell>
          <table:table-cell office:value-type="string" office:string-value="maureen.keeling@gmail.com">
            <text:p>maureen.keeling@gmail.com</text:p>
          </table:table-cell>
          <table:table-cell office:value-type="float" office:value="10295">
            <text:p>10,295</text:p>
          </table:table-cell>
        </table:table-row>
        <table:table-row>
          <table:table-cell office:value-type="float" office:value="153509146">
            <text:p>153,509,146</text:p>
          </table:table-cell>
          <table:table-cell office:value-type="string" office:string-value="Adrien">
            <text:p>Adrien</text:p>
          </table:table-cell>
          <table:table-cell office:value-type="string" office:string-value="Weimann">
            <text:p>Weimann</text:p>
          </table:table-cell>
          <table:table-cell office:value-type="string" office:string-value="36319 Xzavier Lodge, Port Colin, NJ 92418-7326">
            <text:p>36319 Xzavier Lodge, Port Colin, NJ 92418-7326</text:p>
          </table:table-cell>
          <table:table-cell office:value-type="date" office:date-value="1964-01-19T17:14:01.172-08:00">
            <text:p>Jan 19, 1964</text:p>
          </table:table-cell>
          <table:table-cell office:value-type="string" office:string-value="784-24-7957">
            <text:p>784-24-7957</text:p>
          </table:table-cell>
          <table:table-cell office:value-type="string" office:string-value="Vertapple Secondary College">
            <text:p>Vertapple Secondary College</text:p>
          </table:table-cell>
          <table:table-cell office:value-type="string" office:string-value="442.611.9359">
            <text:p>442.611.9359</text:p>
          </table:table-cell>
          <table:table-cell office:value-type="string" office:string-value="deangelo.schuster@hotmail.com">
            <text:p>deangelo.schuster@hotmail.com</text:p>
          </table:table-cell>
          <table:table-cell office:value-type="float" office:value="5052">
            <text:p>5,052</text:p>
          </table:table-cell>
        </table:table-row>
        <table:table-row>
          <table:table-cell office:value-type="float" office:value="562584372">
            <text:p>562,584,372</text:p>
          </table:table-cell>
          <table:table-cell office:value-type="string" office:string-value="Kari">
            <text:p>Kari</text:p>
          </table:table-cell>
          <table:table-cell office:value-type="string" office:string-value="Marks">
            <text:p>Marks</text:p>
          </table:table-cell>
          <table:table-cell office:value-type="string" office:string-value="50878 Yazmin Corner, Durwardview, NJ 24411">
            <text:p>50878 Yazmin Corner, Durwardview, NJ 24411</text:p>
          </table:table-cell>
          <table:table-cell office:value-type="date" office:date-value="1965-01-27T18:34:09.614-08:00">
            <text:p>Jan 27, 1965</text:p>
          </table:table-cell>
          <table:table-cell office:value-type="string" office:string-value="094-55-5397">
            <text:p>094-55-5397</text:p>
          </table:table-cell>
          <table:table-cell office:value-type="string" office:string-value="Ironbarrow High">
            <text:p>Ironbarrow High</text:p>
          </table:table-cell>
          <table:table-cell office:value-type="string" office:string-value="(383) 889-3021">
            <text:p>(383) 889-3021</text:p>
          </table:table-cell>
          <table:table-cell office:value-type="string" office:string-value="amy.mcdermott@gmail.com">
            <text:p>amy.mcdermott@gmail.com</text:p>
          </table:table-cell>
          <table:table-cell office:value-type="float" office:value="10131">
            <text:p>10,131</text:p>
          </table:table-cell>
        </table:table-row>
        <table:table-row>
          <table:table-cell office:value-type="float" office:value="917053780">
            <text:p>917,053,780</text:p>
          </table:table-cell>
          <table:table-cell office:value-type="string" office:string-value="Isai">
            <text:p>Isai</text:p>
          </table:table-cell>
          <table:table-cell office:value-type="string" office:string-value="Huels">
            <text:p>Huels</text:p>
          </table:table-cell>
          <table:table-cell office:value-type="string" office:string-value="Apt. 672 6424 Willow Loop, New Alexanneville, MI 58952">
            <text:p>Apt. 672 6424 Willow Loop, New Alexanneville, MI 58952</text:p>
          </table:table-cell>
          <table:table-cell office:value-type="date" office:date-value="1960-06-13T21:00:32.348-07:00">
            <text:p>Jun 13, 1960</text:p>
          </table:table-cell>
          <table:table-cell office:value-type="string" office:string-value="889-53-1553">
            <text:p>889-53-1553</text:p>
          </table:table-cell>
          <table:table-cell office:value-type="string" office:string-value="Mallowtown Secondary College">
            <text:p>Mallowtown Secondary College</text:p>
          </table:table-cell>
          <table:table-cell office:value-type="string" office:string-value="411.357.4390">
            <text:p>411.357.4390</text:p>
          </table:table-cell>
          <table:table-cell office:value-type="string" office:string-value="casimir.lakin@yahoo.com">
            <text:p>casimir.lakin@yahoo.com</text:p>
          </table:table-cell>
          <table:table-cell office:value-type="float" office:value="11744">
            <text:p>11,744</text:p>
          </table:table-cell>
        </table:table-row>
        <table:table-row>
          <table:table-cell office:value-type="float" office:value="553700765">
            <text:p>553,700,765</text:p>
          </table:table-cell>
          <table:table-cell office:value-type="string" office:string-value="Sabina">
            <text:p>Sabina</text:p>
          </table:table-cell>
          <table:table-cell office:value-type="string" office:string-value="Quigley">
            <text:p>Quigley</text:p>
          </table:table-cell>
          <table:table-cell office:value-type="string" office:string-value="Apt. 159 442 Mraz Knolls, Port Herminio, MT 22431">
            <text:p>Apt. 159 442 Mraz Knolls, Port Herminio, MT 22431</text:p>
          </table:table-cell>
          <table:table-cell office:value-type="date" office:date-value="1982-07-31T00:17:03.977-07:00">
            <text:p>Jul 31, 1982</text:p>
          </table:table-cell>
          <table:table-cell office:value-type="string" office:string-value="696-88-2531">
            <text:p>696-88-2531</text:p>
          </table:table-cell>
          <table:table-cell office:value-type="string" office:string-value="Ostbarrow High School">
            <text:p>Ostbarrow High School</text:p>
          </table:table-cell>
          <table:table-cell office:value-type="string" office:string-value="1-590-504-1995 x80091">
            <text:p>1-590-504-1995 x80091</text:p>
          </table:table-cell>
          <table:table-cell office:value-type="string" office:string-value="will.satterfield@gmail.com">
            <text:p>will.satterfield@gmail.com</text:p>
          </table:table-cell>
          <table:table-cell office:value-type="float" office:value="7014">
            <text:p>7,014</text:p>
          </table:table-cell>
        </table:table-row>
        <table:table-row table:number-rows-repeated="1">
          <table:table-cell office:value-type="float" office:value="610232288">
            <text:p>610,232,288</text:p>
          </table:table-cell>
          <table:table-cell office:value-type="string" office:string-value="Maye">
            <text:p>Maye</text:p>
          </table:table-cell>
          <table:table-cell office:value-type="string" office:string-value="Von">
            <text:p>Von</text:p>
          </table:table-cell>
          <table:table-cell office:value-type="string" office:string-value="Suite 912 83530 Rau Ramp, New Fredaville, WY 92617">
            <text:p>Suite 912 83530 Rau Ramp, New Fredaville, WY 92617</text:p>
          </table:table-cell>
          <table:table-cell office:value-type="date" office:date-value="2000-07-25T03:49:19.011-07:00">
            <text:p>Jul 25, 2000</text:p>
          </table:table-cell>
          <table:table-cell office:value-type="string" office:string-value="093-65-0642">
            <text:p>093-65-0642</text:p>
          </table:table-cell>
          <table:table-cell office:value-type="string" office:string-value="Bluemeadow Secondary College">
            <text:p>Bluemeadow Secondary College</text:p>
          </table:table-cell>
          <table:table-cell office:value-type="string" office:string-value="772-544-0532">
            <text:p>772-544-0532</text:p>
          </table:table-cell>
          <table:table-cell office:value-type="string" office:string-value="julie.blick@gmail.com">
            <text:p>julie.blick@gmail.com</text:p>
          </table:table-cell>
          <table:table-cell office:value-type="float" office:value="9928">
            <text:p>9,9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